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Horizontal_20_Line">
      <style:paragraph-properties style:border-line-width-bottom="0.035cm 0.035cm 0.035cm" fo:padding="0cm" fo:border-left="none" fo:border-right="none" fo:border-top="none" fo:border-bottom="3pt double #808080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3333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>
        <form:form form:name="tree" form:apply-filter="true" form:method="post" form:control-implementation="ooo:com.sun.star.form.component.Form" xlink:href="../../../../../../../../tools-bin/ete" xlink:type="simple">
          <form:properties>
            <form:property form:property-name="PropertyChangeNotificationEnabled" office:value-type="boolean" office:boolean-value="true"/>
          </form:properties>
        </form:form>
        <form:form form:name="tree" form:apply-filter="true" form:method="post" form:control-implementation="ooo:com.sun.star.form.component.Form" xlink:href="../../../../../../../../tools-bin/ete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a xlink:type="simple" xlink:href="https://www.genome.jp/tools/clustalw/" text:style-name="Internet_20_link" text:visited-style-name="Visited_20_Internet_20_Link">CLUSTALW Result</text:a></text:h>
      <text:p text:style-name="Text_20_body">[<text:a xlink:type="simple" xlink:href="https://www.genome.jp/tools-bin/clustalw#clustalw.aln" text:style-name="Internet_20_link" text:visited-style-name="Visited_20_Internet_20_Link">clustalw.aln</text:a>][<text:a xlink:type="simple" xlink:href="https://www.genome.jp/tools-bin/clustalw#clustalw.dnd" text:style-name="Internet_20_link" text:visited-style-name="Visited_20_Internet_20_Link">clustalw.dnd</text:a>][<text:a xlink:type="simple" xlink:href="https://www.genome.jp/tools/clustalw/clustalw_readme.html" text:style-name="Internet_20_link" text:visited-style-name="Visited_20_Internet_20_Link">readme</text:a>]</text:p>
      <text:p text:style-name="Horizontal_20_Line"/>
      <text:p text:style-name="Preformatted_20_Text"/>
      <text:p text:style-name="Preformatted_20_Text"/>
      <text:p text:style-name="Preformatted_20_Text"><text:s/>CLUSTAL 2.1 Multiple Sequence Alignments</text:p>
      <text:p text:style-name="Preformatted_20_Text"/>
      <text:p text:style-name="Preformatted_20_Text"/>
      <text:p text:style-name="Preformatted_20_Text">Sequence type explicitly set to DNA</text:p>
      <text:p text:style-name="Preformatted_20_Text">Sequence format is Pearson</text:p>
      <text:p text:style-name="Preformatted_20_Text">Sequence 1: Unmasked <text:s text:c="2"/>32701 bp</text:p>
      <text:p text:style-name="Preformatted_20_Text">Sequence 2: Masked <text:s text:c="4"/>32701 bp</text:p>
      <text:p text:style-name="Preformatted_20_Text">Start of Pairwise alignments</text:p>
      <text:p text:style-name="Preformatted_20_Text">Aligning...</text:p>
      <text:p text:style-name="Preformatted_20_Text"/>
      <text:p text:style-name="Preformatted_20_Text">Sequences (1:2) Aligned. Score: <text:s/>90</text:p>
      <text:p text:style-name="Preformatted_20_Text">Guide tree file created: <text:s text:c="2"/><text:a xlink:type="simple" xlink:href="https://www.genome.jp/tools-bin/pushfile?220404233134Biaka+clustalw.dnd" text:style-name="Internet_20_link" text:visited-style-name="Visited_20_Internet_20_Link">[clustalw.dnd]</text:a></text:p>
      <text:p text:style-name="Preformatted_20_Text"/>
      <text:p text:style-name="Preformatted_20_Text">There are 1 groups</text:p>
      <text:p text:style-name="Preformatted_20_Text">Start of Multiple Alignment</text:p>
      <text:p text:style-name="Preformatted_20_Text"/>
      <text:p text:style-name="Preformatted_20_Text">Aligning...</text:p>
      <text:p text:style-name="Preformatted_20_Text">Group 1: Sequences: <text:s text:c="2"/>2 <text:s text:c="5"/>Score:621319</text:p>
      <text:p text:style-name="Preformatted_20_Text">Alignment Score 194269</text:p>
      <text:p text:style-name="Preformatted_20_Text"/>
      <text:p text:style-name="Preformatted_20_Text">CLUSTAL-Alignment file created <text:s/><text:a xlink:type="simple" xlink:href="https://www.genome.jp/tools-bin/pushfile?220404233134Biaka+clustalw.aln" text:style-name="Internet_20_link" text:visited-style-name="Visited_20_Internet_20_Link">[clustalw.aln]</text:a></text:p>
      <text:p text:style-name="P1"/>
      <text:p text:style-name="Horizontal_20_Line"><text:bookmark text:name="clustalw.aln"/></text:p>
      <text:p text:style-name="Preformatted_20_Text"><text:a xlink:type="simple" xlink:href="https://www.genome.jp/tools-bin/pushfile?220404233134Biaka+clustalw.aln" text:style-name="Internet_20_link" text:visited-style-name="Visited_20_Internet_20_Link">clustalw.aln</text:a></text:p>
      <text:p text:style-name="Preformatted_20_Text"/>
      <text:p text:style-name="Preformatted_20_Text">CLUSTAL 2.1 multiple sequence alignment</text:p>
      <text:p text:style-name="Preformatted_20_Text"/>
      <text:p text:style-name="Preformatted_20_Text"/>
      <text:p text:style-name="Preformatted_20_Text">Unmasked <text:s text:c="7"/>CAGCCTACTACTTACGTAACCCGAACATATAATAAATAGTGCTCAAAAGTTGAAAAGACT</text:p>
      <text:p text:style-name="Preformatted_20_Text">Masked <text:s text:c="9"/>CAGCCTACTACTTACGTAACCCGAACATATAATAAATAGTGCTCAAAAGTTGAAAAG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TGTATCTTTCTTGTCCAAAATGCAGCTTTCTCAGGTTTTTGGAATCAGGTTACATTTG</text:p>
      <text:p text:style-name="Preformatted_20_Text">Masked <text:s text:c="9"/>GGTGTATCTTTCTTGTCCAAAATGCAGCTTTCTCAGGTTTTTGGAATCAGGTTACAT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GTCTCCTGCTGCATTTATACAAGGAAAGGGGGTCATTAGAGTAGAGGGCAATGCAC</text:p>
      <text:p text:style-name="Preformatted_20_Text">Masked <text:s text:c="9"/>TTTTGTCTCCTGCTGCATTTATACAAGGAAAGGGGGTCATTAGAGTAGAGGGCAATGC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ATGCAACAAAAGCCACATCATACTGTGGGAAATGCGTATCTGCTAATCAGGTGGGTG</text:p>
      <text:p text:style-name="Preformatted_20_Text">Masked <text:s text:c="9"/>TACATGCAACAAAAGCCACATCATACTGTGGGAAATGCGTATCTGCTAATCAGGTGG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CAAAGGAAGTCCCACTGTAGTACAGAGGCAGCAGCATTAACCTGGAAGGGTGCAGAG</text:p>
      <text:p text:style-name="Preformatted_20_Text">Masked <text:s text:c="9"/>CAGCAAAGGAAGTCCCACTGTAGTACAGAGGCAGCAGCATTAACCTGGAAGGGTGCAGAG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GGAAAGTTGCCTTGGAGTGGATGGATACTCAGCATGAAAGGCCAAAACTGGAGTAATTAA</text:p>
      <text:p text:style-name="Preformatted_20_Text">Masked <text:s text:c="9"/>GGAAAGTTGCCTTGGAGTGGATGGATACTCAGCATGAAAGGCCAAAACTGGAGTAAT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AGTAATCCAGGCAAGTTAGACTTCAGTATCTCGTCATTCTTCTGCTGTGCGGCATTG</text:p>
      <text:p text:style-name="Preformatted_20_Text">Masked <text:s text:c="9"/>AAGAGTAATCCAGGCAAGTTAGACTTCAGTATCTCGTCATTCTTCTGCTGTGCGGCA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ACCTGTGAAGATAAGGTCACCCAAAATTATTGGCGTTGGTTTTTAAAATGGATTAGTC</text:p>
      <text:p text:style-name="Preformatted_20_Text">Masked <text:s text:c="9"/>CTACCTGTGAAGATAAGGTCACCCAAAATTATTGGCGTTGGTTTTTAAAATGGATTAG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CCTACAGTGCCTTGGTATGTACAGTCTAAGTGTCAAGAGACACATTTTTATATAACGT</text:p>
      <text:p text:style-name="Preformatted_20_Text">Masked <text:s text:c="9"/>ATCCTACAGTGCCTTGGTATGTACAGTCTAAGTGTCAAGAGACACATTTTTATATAAC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AGCTTTTCACTTACTGAGAGTCAGGAATGTCATAGTGTTTGAAATTTGGCACTAAAA</text:p>
      <text:p text:style-name="Preformatted_20_Text">Masked <text:s text:c="9"/>GATAGCTTTTCACTTACTGAGAGTCAGGAATGTCATAGTGTTTGAAATTTGGCACT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AGAGTCACACTGGAAATTATAGGTCTTCATCTGAAACTGAACTAGCAAAGCATTACA</text:p>
      <text:p text:style-name="Preformatted_20_Text">Masked <text:s text:c="9"/>TGAAGAGTCACACTGGAAATTATAGGTCTTCATCTGAAACTGAACTAGCAAAGCATT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CAGCAAGGTATAAATACTTAGATAGCTAAACACTTGTGCGTTTTTTCCAACTATAAAT</text:p>
      <text:p text:style-name="Preformatted_20_Text">Masked <text:s text:c="9"/>CTCAGCAAGGTATAAATACTTAGATAGCTAAACACTTGTGCGTTTTTTCCAACTATA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CCTACTAGCAAATAACATGCTTATTCATGAGCTTTCTTTTAACTCAAGAAAACATTT</text:p>
      <text:p text:style-name="Preformatted_20_Text">Masked <text:s text:c="9"/>TAGCCTACTAGCAAATAACATGCTTATTCATGAGCTTTCTTTTAACTCAAGAAAACA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CATTTATTTAGGCTTAAAGACAATTCCACAAGCTTAATAAGCTCAGAAATTAGAAAG</text:p>
      <text:p text:style-name="Preformatted_20_Text">Masked <text:s text:c="9"/>AGACATTTATTTAGGCTTAAAGACAATTCCACAAGCTTAATAAGCTCAGAAATTAGA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TATTGAAGCACCATGCCAATTTGAGATGTGCTAGTATGCCTTTAGCTTTAAGTACGA</text:p>
      <text:p text:style-name="Preformatted_20_Text">Masked <text:s text:c="9"/>TCATATTGAAGCACCATGCCAATTTGAGATGTGCTAGTATGCCTTTAGCTTTAAGTAC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TCATGGCCACAGTCTGAAAAGGGGAACTGCAGATGTTCTCTGTGTATAATTGTTTGA</text:p>
      <text:p text:style-name="Preformatted_20_Text">Masked <text:s text:c="9"/>AGATCATGGCCACAGTCTGAAAAGGGGAACTGCAGATGTTCTCTGTGTATAATTGTT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TCTTCAATAACATGACCCACCAGGAGCATGCACAAAGATTTAAAAAGGAGAAAGAAC</text:p>
      <text:p text:style-name="Preformatted_20_Text">Masked <text:s text:c="9"/>TTCTCTTCAATAACATGACCCACCAGGAGCATGCACAAAGATTTAAAAAGGAGAAAG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CTTAGTAAATCTTGGAGTTCTTTTCTCATGTAATTTTAACCCAGCAAAGAAAAGTTA</text:p>
      <text:p text:style-name="Preformatted_20_Text">Masked <text:s text:c="9"/>TGTCTTAGTAAATCTTGGAGTTCTTTTCTCATGTAATTTTAACCCAGCAAAGAAAAG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CAGTTGTTAATCTAGGTAACAAGTACTTCTATGAAAGAGGCAGAAAACAGCAAGAAAA</text:p>
      <text:p text:style-name="Preformatted_20_Text">Masked <text:s text:c="9"/>GGCAGTTGTTAATCTAGGTAACAAGTACTTCTATGAAAGAGGCAGAAAACAGCAAG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TTCCAAAACATTGATCTACAGTTTAAATACAAACACAGATGTGATTTTAGTATGCTG</text:p>
      <text:p text:style-name="Preformatted_20_Text">Masked <text:s text:c="9"/>TGCTTCCAAAACATTGATCTACAGTTTAAATACAAACACAGATGTGATTTTAGTATGCTG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<office:annotation office:name="__Annotation__4573_651507133"><dc:creator>Unknown Author</dc:creator><dc:date>2022-04-08T12:47:33.460153708</dc:date><text:p text:style-name="P3"><text:span text:style-name="T2">EXON2</text:span></text:p></office:annotation>Unmasked <text:s text:c="7"/>CCCAGGGCTATACTGGCATGTGGTTTTTTTGACAG<text:span text:style-name="T1">CTCTTCAGAAAAAGCTTTCCACAGG</text:span></text:p>
      <text:p text:style-name="Preformatted_20_Text">Masked <text:s text:c="9"/>CCCAGGGCTATACTGGCATGTGGTTTTTTTGACAG<text:span text:style-name="T1">CTCTTCAGAAAAAGCTTTCCACAGG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GGTATGAGAGTACCGAAGGCTGTATCTCCAGTGTAGAAAAGAAGAGCAACTGGAGTGCAT</text:span></text:p>
      <text:p text:style-name="Preformatted_20_Text">Masked <text:s text:c="9"/><text:span text:style-name="T1">GGTATGAGAGTACCGAAGGCTGTATCTCCAGTGTAGAAAAGAAGAGCAACTGGAGTGCAT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GGGTGCACTGTGACCCATGCACCTTGAAAAAGG</text:span>GTAAGCTATAGCTGAATGTCTTCATAC</text:p>
      <text:p text:style-name="Preformatted_20_Text">Masked <text:s text:c="9"/><text:span text:style-name="T1">GGGTGCACTGTGACCCATGCACCTTGAAAAAGG</text:span>GTAAGCTATAGCTGAATGTCTTCATAC</text:p>
      <text:p text:style-name="Preformatted_20_Text"><text:s text:c="16"/>************************************************************</text:p>
      <text:p text:style-name="Preformatted_20_Text"><office:annotation-end office:name="__Annotation__4573_651507133"/></text:p>
      <text:p text:style-name="Preformatted_20_Text">Unmasked <text:s text:c="7"/>CAAAGAAACAATCAAATTATCTATCTGTTTATGGGAAAATAACAAGTTGCAGCTCTTAGA</text:p>
      <text:p text:style-name="Preformatted_20_Text">Masked <text:s text:c="9"/>CAAAGAAACAATCAAATTATCTATCTGTTTATGGGAAAATAACAAGTTGCAGCTCTT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GCAGGTTCATGATTTGATGAAACCCATAATCATTTCAGACCTGAAGCCATAATAAAG</text:p>
      <text:p text:style-name="Preformatted_20_Text">Masked <text:s text:c="9"/>ATAGCAGGTTCATGATTTGATGAAACCCATAATCATTTCAGACCTGAAGCCATAATA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GACTGTGTCCAGATGTACAAAGCTAGTTAAGTAACTCACACTGAAAATTTTTGTAGA</text:p>
      <text:p text:style-name="Preformatted_20_Text">Masked <text:s text:c="9"/>GAAGACTGTGTCCAGATGTACAAAGCTAGTTAAGTAACTCACACTGAAAATTTTTGT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AAATAGATTTTTATGGCCATGTGGATATTCCTATTAAGAACACGACTTTTTCCCCTT</text:p>
      <text:p text:style-name="Preformatted_20_Text">Masked <text:s text:c="9"/>AAGAAATAGATTTTTATGGCCATGTGGATATTCCTATTAAGAACACGACTTTTTCCC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AACATTAAAGAAGCAATCTTTTCAACTAGAATAGATTTTTCTTTTCTTAGGGACCAC</text:p>
      <text:p text:style-name="Preformatted_20_Text">Masked <text:s text:c="9"/>TTAAACATTAAAGAAGCAATCTTTTCAACTAGAATAGATTTTTCTTTTCTTAGGGACC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GAGATTACAAAAGAAATGAAAGACTTGAAAGCAGATAAAATATTTATGATGTATTT</text:p>
      <text:p text:style-name="Preformatted_20_Text">Masked <text:s text:c="9"/>TTTTGAGATTACAAAAGAAATGAAAGACTTGAAAGCAGATAAAATATTTATGATGTA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TCCCAGGATTCAAAATAATGGAAAAAAAATGAGATAAATAAATAGGTAAAATAAGCAT</text:p>
      <text:p text:style-name="Preformatted_20_Text">Masked <text:s text:c="9"/>CCTCCCAGGATTCAAAATAATGGAAAAAAAATGAGATAAATAAATAGGTAAAATAAG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CTACATACTTGCTAAGATTTTTTTTTTTTTTTTTTTTNNNNNNNNNNNNNNNNNNNNN</text:p>
      <text:p text:style-name="Preformatted_20_Text">Masked <text:s text:c="9"/>ATCTACATACTTGCTAAGANNNNNNNNNNNNNNNNNNNNNNNNNNNNNNNNNNNNNNNNN</text:p>
      <text:p text:style-name="Preformatted_20_Text"><text:s text:c="16"/>******************* <text:s text:c="19"/>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<text:soft-page-break/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AAGTAGCATTTCATAAAGAATCAGTCATTCCCAATTACTTTACT</text:p>
      <text:p text:style-name="Preformatted_20_Text">Masked <text:s text:c="9"/>NNNNNNNNNNNNNNNNAAGTAGCATTTCATAAAGAATCAGTCATTCCCAATTACTTT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ACACTGCCTGCAGCTTTAGTTTTTCAGTATTACATTCTTCGCTTCCCCAGAAAGCGG</text:p>
      <text:p text:style-name="Preformatted_20_Text">Masked <text:s text:c="9"/>TACACACTGCCTGCAGCTTTAGTTTTTCAGTATTACATTCTTCGCTTCCCCAGAAAGC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AGATGAAACACAGTATACTACAGTACCACCTTGTGTTGAGATGAAAAGGGTGCAGCT</text:p>
      <text:p text:style-name="Preformatted_20_Text">Masked <text:s text:c="9"/>AGCAGATGAAACACAGTATACTACAGTACCACCTTGTGTTGAGATGAAAAGGGTGCAGCT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TGCATTCCATTGTGGAACAGCATGACTGCCCAACAGTCATCCTTTGTAGCAAGGAGAAAT</text:p>
      <text:p text:style-name="Preformatted_20_Text">Masked <text:s text:c="9"/>TGCATTCCATTGTGGAACAGCATGACTGCCCAACAGTCATCCTTTGTAGCAAGGAGA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CTTTATAGGCATTTTTAGAAGCAGGTTTTTTTAATTATTTCCATTCTAATGAACTAC</text:p>
      <text:p text:style-name="Preformatted_20_Text">Masked <text:s text:c="9"/>AAGCTTTATAGGCATTTTTAGAAGCAGGTTTTTTTAATTATTTCCATTCTAATGAAC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AGGCTTTCATGAGACATGTATAGAAGTTTAGTAGTGATGCTGGCAACTTGCATGACT</text:p>
      <text:p text:style-name="Preformatted_20_Text">Masked <text:s text:c="9"/>TGAAGGCTTTCATGAGACATGTATAGAAGTTTAGTAGTGATGCTGGCAACTTGCATG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AACCCATTTTCCACATTCAGCTAGAGGGACATGTATCAGCCATAAATATTGTGGTCC</text:p>
      <text:p text:style-name="Preformatted_20_Text">Masked <text:s text:c="9"/>TGAAACCCATTTTCCACATTCAGCTAGAGGGACATGTATCAGCCATAAATATTGTGGT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GAAAGACTGAAAGCTTTACAGATAGAATACAATAGAATGTGATAGAAAGGCAGAACA</text:p>
      <text:p text:style-name="Preformatted_20_Text">Masked <text:s text:c="9"/>TTGGAAAGACTGAAAGCTTTACAGATAGAATACAATAGAATGTGATAGAAAGGCAGA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AAAAAAAACCAAACAAAACGCAATATGGAATCCCCAAAGAGGCAATTGTTTCTGTAA</text:p>
      <text:p text:style-name="Preformatted_20_Text">Masked <text:s text:c="9"/>AACAAAAAAAACCAAACAAAACGCAATATGGAATCCCCAAAGAGGCAATTGTTTCTG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ATCTGCTGAACATTGATATATAGAGAACTTTATTGATATAGAGAACTCTACTGATATA</text:p>
      <text:p text:style-name="Preformatted_20_Text">Masked <text:s text:c="9"/>GTATCTGCTGAACATTGATATATAGAGAACTTTATTGATATAGAGAACTCTACTGAT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AATTACAACCCATGTGATCACTTTGGGGGGTTTGAGATGGTTCAGATTTCCTCTCCT</text:p>
      <text:p text:style-name="Preformatted_20_Text">Masked <text:s text:c="9"/>GAGAATTACAACCCATGTGATCACTTTGGGGGGTTTGAGATGGTTCAGATTTCCTCTC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GAGAATCCTATTACTCCTCCAAGTCACTCCCTGAGAGAAGAGAGAAAGCTGGGAGTA</text:p>
      <text:p text:style-name="Preformatted_20_Text">Masked <text:s text:c="9"/>GCAGAGAATCCTATTACTCCTCCAAGTCACTCCCTGAGAGAAGAGAGAAAGCTGGGA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GTGTATTCCTTATAAGTGGATTTTGTGCACTCTTGATACCAACGTTCCCATCAGCAA</text:p>
      <text:p text:style-name="Preformatted_20_Text">Masked <text:s text:c="9"/>GCTGTGTATTCCTTATAAGTGGATTTTGTGCACTCTTGATACCAACGTTCCCATCAG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AAGTAATAAGAGTTCTGAAAAAAATAAAATCCAGGATAAAAGTAGCTGTGGATATGT</text:p>
      <text:p text:style-name="Preformatted_20_Text">Masked <text:s text:c="9"/>ACAAAGTAATAAGAGTTCTGAAAAAAATAAAATCCAGGATAAAAGTAGCTGTGGATA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TTTTGAACCTACATGAATCATCTCATGTTTGTAAATATTTGGCAGATTTTTTTTCTA</text:p>
      <text:p text:style-name="Preformatted_20_Text">Masked <text:s text:c="9"/>TCTTTTTGAACCTACATGAATCATCTCATGTTTGTAAATATTTGGCAGATTTTTTTT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TTTTTTCAAACTTAATTCAAGTGCTTTCACTGAATTCAGTTTTTGGTTAATTCATTT</text:p>
      <text:p text:style-name="Preformatted_20_Text">Masked <text:s text:c="9"/>CTTTTTTTTCAAACTTAATTCAAGTGCTTTCACTGAATTCAGTTTTTGGTTAATTCA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AATCACATGTGCTCTTAGATATTCAACTTGAGATATTTTAAATCTGATTTTTATAGGC</text:p>
      <text:p text:style-name="Preformatted_20_Text">Masked <text:s text:c="9"/>CCAATCACATGTGCTCTTAGATATTCAACTTGAGATATTTTAAATCTGATTTTTATAG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CTGCTCAGGAGTTTTAGAAAAAAAAAAATAAAGAATTTTTAATGTTTTATTGCCCTC</text:p>
      <text:p text:style-name="Preformatted_20_Text">Masked <text:s text:c="9"/>TGGCTGCTCAGGAGTTTTAGAAAAAAAAAAATAAAGAATTTTTAATGTTTTATTGCCCTC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ACACCGCAGAAACTCAGAGCACTGGTGATACTTCTGAAATCATACTCTCATTTTCACACA</text:p>
      <text:p text:style-name="Preformatted_20_Text">Masked <text:s text:c="9"/>ACACCGCAGAAACTCAGAGCACTGGTGATACTTCTGAAATCATACTCTCATTTTCAC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GGTGTGTCTATCAGTGAGACATGGCATGCCCAGCCAGCTATAAGGAGGAGGACACAG</text:p>
      <text:p text:style-name="Preformatted_20_Text">Masked <text:s text:c="9"/>ACTGGTGTGTCTATCAGTGAGACATGGCATGCCCAGCCAGCTATAAGGAGGAGGACA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GTGAGTGACCTGGAAGCTCTCACGTCAGGACATGCAACATAGTGTGACTAAACAAGG</text:p>
      <text:p text:style-name="Preformatted_20_Text">Masked <text:s text:c="9"/>TCTGTGAGTGACCTGGAAGCTCTCACGTCAGGACATGCAACATAGTGTGACTAAACA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AATACGCAGATCATCAAAAAAAAGCGTAGCAGAACAAGGTTTTTGTTGGAGTTTGTGT</text:p>
      <text:p text:style-name="Preformatted_20_Text">Masked <text:s text:c="9"/>GGAATACGCAGATCATCAAAAAAAAGCGTAGCAGAACAAGGTTTTTGTTGGAGTTTG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TTGCCTTCTCAACATCTGGGTCTCTGCTTTATGGCCCATCCACTGGCTCTCAGTGAC</text:p>
      <text:p text:style-name="Preformatted_20_Text">Masked <text:s text:c="9"/>TTGTTGCCTTCTCAACATCTGGGTCTCTGCTTTATGGCCCATCCACTGGCTCTCAGTG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GGGATCTTGAGATCATGCTGCACAGGCTGCCTGAATGCAGAGCACGAATGATGCCTC</text:p>
      <text:p text:style-name="Preformatted_20_Text">Masked <text:s text:c="9"/>TTGGGGATCTTGAGATCATGCTGCACAGGCTGCCTGAATGCAGAGCACGAATGATGC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AAACCAGGCAAAGGAATGCAAGACAGCATACGTGCCCAGCATTTGCCTGGTCTAATT</text:p>
      <text:p text:style-name="Preformatted_20_Text">Masked <text:s text:c="9"/>TGGAAACCAGGCAAAGGAATGCAAGACAGCATACGTGCCCAGCATTTGCCTGGTCTA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AGCTCAGAATATCAAATTTCAGGGCTTTTTTTCTCGATCTGTAGAGAAATCTAAACA</text:p>
      <text:p text:style-name="Preformatted_20_Text">Masked <text:s text:c="9"/>ACAAGCTCAGAATATCAAATTTCAGGGCTTTTTTTCTCGATCTGTAGAGAAATCTAA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GATCAAGAAAGTTGCTGAAAAATAAAAATCACAGAATCACAGAATCACAGAATTGTAG</text:p>
      <text:p text:style-name="Preformatted_20_Text">Masked <text:s text:c="9"/>AGGATCAAGAAAGTTGCTGAAAAATAAAAATCACAGAATCACNNNNNNNNNNNNNNNNNN</text:p>
      <text:p text:style-name="Preformatted_20_Text"><text:s text:c="16"/>****************************************** <text:s text:c="17"/></text:p>
      <text:p text:style-name="Preformatted_20_Text"/>
      <text:p text:style-name="Preformatted_20_Text">Unmasked <text:s text:c="7"/>GGGTTGGAAGGGACCTCTAGAGATCAAGATCTAGTCCAACCTCCCTACCAGAGCACCCT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GCACCCTAGACCATATTTCACAGGTAGGCATCTAGGTGGGTCCTGAATATCTCCACA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GAGACTCCACAACCCCCCTGGGCAGCCTGTTCCAGTGCTCCATCACCCTCACTGTGA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AAGCTCTTTCTTACTCACATTTGTGTGGTTCCCATGCTTTAGTTTGTGGCTGTTTTCC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TGTCCTCTTGCCACACACCACTGAAAAGAGTCTGATCTTGTCCCTTTGCATCCTACAC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TAGATATTTATGGGCATTGATAAGATCCCCTCTGACTTCTTTTCTCAAGGATGAACAGA</text:p>
      <text:p text:style-name="Preformatted_20_Text"><text:soft-page-break/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CCAGGTCGCTCAGCCTTTCCTCATAAGAGAGACGTTCCAGGCCCTTTATCATCTTTG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CCCTCCACTGGACTCTTTCCAAGAGAAATGTTTGTTTTTTGTTGTTTTTTTTTTCCCCA</text:p>
      <text:p text:style-name="Preformatted_20_Text">Masked <text:s text:c="9"/>NNNNNNNNNNNNNNNNNNNNNNAGAGAAATGNNNNNNNNNNNNNNNNNNNNNNNNCCCCA</text:p>
      <text:p text:style-name="Preformatted_20_Text"><text:s text:c="38"/>********* <text:s text:c="23"/>*****</text:p>
      <text:p text:style-name="Preformatted_20_Text"/>
      <text:p text:style-name="Preformatted_20_Text">Unmasked <text:s text:c="7"/>TCTGTGAAAATCCTGCATGTATAGATGTCCATTACGATTGAGGTATTGCGCTCCTCTTTT</text:p>
      <text:p text:style-name="Preformatted_20_Text">Masked <text:s text:c="9"/>TCTGTGAAAATCCTGCATGTATAGATGTCCATTACGATTGAGGTATTGCGCTCCTC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TCTGAAGACAAGACTTCCTGCATAGATCACATCTCTTCTTGGACAGTGTCTTCTCTCT</text:p>
      <text:p text:style-name="Preformatted_20_Text">Masked <text:s text:c="9"/>CCTCTGAAGACAAGACTTCCTGCATAGATCACATCTCTTCTTGGACAGTGTCTTCTC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TAGTGAGATGTTTTTTCTGTGAAAGTTTCTGGTCACAAATAGAGCTAAGCAGATGCA</text:p>
      <text:p text:style-name="Preformatted_20_Text">Masked <text:s text:c="9"/>ACATAGTGAGATGTTTTTTCTGTGAAAGTTTCTGGTCACAAATAGAGCTAAGCAGAT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CAGAGACAGCCTGGCTCTCCAGAGAGGTTGAATACACAAGGAAACTGCATAAGAACTC</text:p>
      <text:p text:style-name="Preformatted_20_Text">Masked <text:s text:c="9"/>GACAGAGACAGCCTGGCTCTCCAGAGAGGTTGAATACACAAGGAAACTGCATAAGAA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ATAAGTCAAATTATTGATTTTAGCTGAATCACATTCTTTAGATGAATCAAATTATTTT</text:p>
      <text:p text:style-name="Preformatted_20_Text">Masked <text:s text:c="9"/>CCATAAGTCAAATTATTGATTTTAGCTGAATCACATTCTTTAGATGAATCAAATTA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ATTCAATCATGTGCTTCTTTCATAAAATCATTGAATCACTAAGGTTGGAAAAGACCT</text:p>
      <text:p text:style-name="Preformatted_20_Text">Masked <text:s text:c="9"/>GAGATTCAATCATGTGCTTCTTTNNNNNNNNNNNNNNNNNNNNNNNNNNNNNNNNNNNNN</text:p>
      <text:p text:style-name="Preformatted_20_Text"><text:s text:c="16"/>*********************** <text:s text:c="36"/></text:p>
      <text:p text:style-name="Preformatted_20_Text"/>
      <text:p text:style-name="Preformatted_20_Text">Unmasked <text:s text:c="7"/>GTAAGATCATCCACTCCATCTGTCCACCTACCACTAATATTTCTCACTAAAGCACATTC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TAGTACTGTATCTTGGTTTCTTGAAAATCTACAGAGACAACAGCCTCCAAGGACAACC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TTCCAGTGCCTGACCACACTTTCAGGGAAGAAATTATTTGTAATATCCAACCTGGAAG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CCCTGGCATAACATGAGGCTATTCCCTCTCATCCTGTTGCTGTTACTTGGAAAAAGA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CAACCACCAACTCACCAAAACCTTCTTTGAAGTAGCTGTGGAGGTCAGTAAGGTCTCC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TGAGCCTCCTCTTCTCTAGACTAAGCAATCCGAGTTCCCTCAGCTACTTCTCATAAGT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<text:soft-page-break/>Unmasked <text:s text:c="7"/>TTGTGCTTCAGTCCCCACAGCAACTCCAATGAACACTGAAAATTTTCAAGGAGAAAAATC</text:p>
      <text:p text:style-name="Preformatted_20_Text">Masked <text:s text:c="9"/>NNNNNNNNNNNNNNNCACAGCAACTCCAATGAACACTGAAAATTTTCAAGGAGAAAAATC</text:p>
      <text:p text:style-name="Preformatted_20_Text"><text:s text:c="31"/>*********************************************</text:p>
      <text:p text:style-name="Preformatted_20_Text"/>
      <text:p text:style-name="Preformatted_20_Text">Unmasked <text:s text:c="7"/>AAACATCTTAGTAATGTTTAGAAACCTTTTTGGTCAAAATGTATTTTAATACTATAAAAT</text:p>
      <text:p text:style-name="Preformatted_20_Text">Masked <text:s text:c="9"/>AAACATCTTAGTAATGTTTAGAAACCTTTTTGGTCAAAATGTATTTTAATACTATAA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CATTCAGCTTTTACTAACACTTTCTGTAGAATGACTTTGCTATCCGGATAAAATATGT</text:p>
      <text:p text:style-name="Preformatted_20_Text">Masked <text:s text:c="9"/>GGCATTCAGCTTTTACTAACACTTTCTGTAGAATGACTTTGCTATCCGGATAAAATA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GTTACATTATTCTTTGTGTTCAAAGTCAGTATTCACATCTGTGTTTGTCTTATATGA</text:p>
      <text:p text:style-name="Preformatted_20_Text">Masked <text:s text:c="9"/>TCTGTTACATTATTCTTTGTGTTCAAAGTCAGTATTCACATCTGTGTTTGTCTTATA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GTTTTGTTACTGATAATCTAAGTACATTATGCAGTTCTACAGTGCTACATAGATTTTT</text:p>
      <text:p text:style-name="Preformatted_20_Text">Masked <text:s text:c="9"/>TCGTTTTGTTACTGATAATCTAAGTACATTATGCAGTTCTACAGTGCTACATAGATTTTT</text:p>
      <text:p text:style-name="Preformatted_20_Text"><text:s text:c="16"/>************************************************************</text:p>
      <text:p text:style-name="Preformatted_20_Text"/>
      <text:p text:style-name="Preformatted_20_Text"><office:annotation office:name="__Annotation__4586_651507133"><dc:creator>Unknown Author</dc:creator><dc:date>2022-04-08T12:49:59.554645371</dc:date><text:p text:style-name="P3"><text:span text:style-name="T2">EXON6</text:span></text:p></office:annotation>Unmasked <text:s text:c="7"/>TTTAACTCCCTGTTCTGATTTCTCATACAATCTTTTCATCTTCTTTTCTAAG<text:span text:style-name="T1">ATAGAAAC</text:span></text:p>
      <text:p text:style-name="Preformatted_20_Text">Masked <text:s text:c="9"/>TTTAACTCCCTGTTCTGATTTCTCATACAATCTTTTCATCTTCTTTTCTAAG<text:span text:style-name="T1">ATAGAAAC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AGACAAAATCTTTACATCTGAGCTCTAGCATGATCATAAAAAAATGTTATGAGAGGTCTA</text:span></text:p>
      <text:p text:style-name="Preformatted_20_Text">Masked <text:s text:c="9"/><text:span text:style-name="T1">AGACAAAATCTTTACATCTGAGCTCTAGCATGATCATAAAAAAATGTTATGAGAGGTCTA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CGCAGACAAACAAAAACCTATTCAAAGTTGACTGTCTCTGCAATACACACCAACACCTAC</text:span></text:p>
      <text:p text:style-name="Preformatted_20_Text">Masked <text:s text:c="9"/><text:span text:style-name="T1">CGCAGACAAACAAAAACCTATTCAAAGTTGACTGTCTCTGCAATACACACCAACACCTAC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TGCAGGGAGTAGCACGAACGCTTCAGGAGATAATTTAAAGCTTCACTATAGCTAGACTGT</text:span></text:p>
      <text:p text:style-name="Preformatted_20_Text">Masked <text:s text:c="9"/><text:span text:style-name="T1">TGCAGGGAGTAGCACGAACGCTTCAGGAGATAATTTAAAGCTTCACTATAGCTAGACTGT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AAGTTTCAGTTGTATGCTACATAGCTTCAGAAGAACA</text:span>ATAAGCCTGATCAAGCTAAAATA</text:p>
      <text:p text:style-name="Preformatted_20_Text">Masked <text:s text:c="9"/><text:span text:style-name="T1">AAGTTTCAGTTGTATGCTACATAGCTTCAGAAGAACA</text:span>ATAAGCCTGATCAAGCTAAAATA</text:p>
      <text:p text:style-name="Preformatted_20_Text"><text:s text:c="16"/>************************************************************</text:p>
      <text:p text:style-name="Preformatted_20_Text"><office:annotation-end office:name="__Annotation__4586_651507133"/></text:p>
      <text:p text:style-name="Preformatted_20_Text">Unmasked <text:s text:c="7"/>CTTAATTACTCTAAAACCAGCAAAATATATATAGTATTAGAATAAAAGCAGAAGCAGCTT</text:p>
      <text:p text:style-name="Preformatted_20_Text">Masked <text:s text:c="9"/>CTTAATTACTCTAAAACCAGCAAAATATATATAGTATTAGAATAAAAGCAGAAGCAG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GGACATTAGAACAGTGAAGGATTTTGCACACACTGAACAGCAAGAATATCTGCATCAA</text:p>
      <text:p text:style-name="Preformatted_20_Text">Masked <text:s text:c="9"/>AGGGACATTAGAACAGTGAAGGATTTTGCACACACTGAACAGCAAGAATATCTGCAT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AAACTTTCTTCAGATAGATGCAGAGGCCCAGAGATTTCCTCTAGCCCTAAGAGCATTT</text:p>
      <text:p text:style-name="Preformatted_20_Text">Masked <text:s text:c="9"/>GTAAACTTTCTTCAGATAGATGCAGAGGCCCAGAGATTTCCTCTAGCCCTAAGAGCA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TCAGCAGCCTAAGATGCCTTAAATGGTGCCAGCTGATGCAATGGTCAGCTGCTAAAT</text:p>
      <text:p text:style-name="Preformatted_20_Text">Masked <text:s text:c="9"/>GAGTCAGCAGCCTAAGATGCCTTAAATGGTGCCAGCTGATGCAATGGTCAGCTGCTA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TTTTATATAACCCCTACTAGGCACTGTTATTAAGGAAGACATGTAAGAGCTGTGGAT</text:p>
      <text:p text:style-name="Preformatted_20_Text">Masked <text:s text:c="9"/>TCCTTTTATATAACCCCTACTAGGCACTGTTATTAAGGAAGACATGTAAGAGCTGTGGAT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AATGATGAGGTTTGTAAGGCAAGTGCCTTAACTGCAGCTATTTTACAAGATGTCGTACAT</text:p>
      <text:p text:style-name="Preformatted_20_Text">Masked <text:s text:c="9"/>AATGATGAGGTTTGTAAGGCAAGTGCCTTAACTGCAGCTATTTTACAAGATGTCGTA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AGACAGCGGCTAGGATACCGATAGGGTTGTGATACTTTAGGATCACATGTAAGACTG</text:p>
      <text:p text:style-name="Preformatted_20_Text">Masked <text:s text:c="9"/>CACAGACAGCGGCTAGGATACCGATAGGGTTGTGATACTTTAGGATCACATGTAAGA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AGTGTAATTTAACATTAGATATAGAATGTATAAGTTGTATGCCTCAAAGGGATATTT</text:p>
      <text:p text:style-name="Preformatted_20_Text">Masked <text:s text:c="9"/>AACAGTGTAATTTAACATTAGATATAGAATGTATAAGTTGTATGCCTCAAAGGGATA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CCTGTTCAGTTCTCATTTTATTATTTTAGAGTGTTTGCTTTGTTTCATTTCATTTTCA</text:p>
      <text:p text:style-name="Preformatted_20_Text">Masked <text:s text:c="9"/>CTCCTGTTCAGTTCTCATTTTATTATTTTAGAGTGTTTGCTTTGTTTCATTTCATTT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GGAGCTGTACCCTTCAAGCAAGCAGTCTGAGAATAGCAGAGAGTGATCCAGAATAAG</text:p>
      <text:p text:style-name="Preformatted_20_Text">Masked <text:s text:c="9"/>ATTGGAGCTGTACCCTTCAAGCAAGCAGTCTGAGAATAGCAGAGAGTGATCCAGAAT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AAATTTAGTTCTGTTCTGAAAATAAATGAAGGCGCAAAACTCCAGCTGACCTTAGTG</text:p>
      <text:p text:style-name="Preformatted_20_Text">Masked <text:s text:c="9"/>AGAAAATTTAGTTCTGTTCTGAAAATAAATGAAGGCGCAAAACTCCAGCTGACCTTA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CATGCAGGAATAGCTTCCATTATCTGGCAAGCCATATGGAATTATTTATTCTGTTAGA</text:p>
      <text:p text:style-name="Preformatted_20_Text">Masked <text:s text:c="9"/>GGCATGCAGGAATAGCTTCCATTATCTGGCAAGCCATATGGAATTATTTATTCTGTT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GTTGAGATCTTTACATATTATCCCTAAAAAGAAGACTCTCTTGCCAAATTGATCTCA</text:p>
      <text:p text:style-name="Preformatted_20_Text">Masked <text:s text:c="9"/>AAAGTTGAGATCTTTACATATTATCCCTAAAAAGAAGACTCTCTTGCCAAATTGATC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GTAATTAGCAAGGGGAGAGATCTGCAAAATAGTCTGAACTTCTTGGTACTTCCTCAG</text:p>
      <text:p text:style-name="Preformatted_20_Text">Masked <text:s text:c="9"/>AAAGTAATTAGCAAGGGGAGAGATCTGCAAAATAGTCTGAACTTCTTGGTACTTCCT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AACTGGAGAAGTTTTTACTTCAGTTAAGCAAGTTTGTTCCTGTCCAAAATACTACA</text:p>
      <text:p text:style-name="Preformatted_20_Text">Masked <text:s text:c="9"/>TTTTAACTGGAGAAGTTTTTACTTCAGTTAAGCAAGTTTGTTCCTGTCCAAAATACT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AATACCATGTTTTAAACTGCTGCATTTTCTTTAAAAGTAAAATAGATTTTCCTGCTG</text:p>
      <text:p text:style-name="Preformatted_20_Text">Masked <text:s text:c="9"/>GAGAATACCATGTTTTAAACTGCTGCATTTTCTTTAAAAGTAAAATAGATTTTCCTGCTG</text:p>
      <text:p text:style-name="Preformatted_20_Text"><text:s text:c="16"/>************************************************************</text:p>
      <text:p text:style-name="Preformatted_20_Text"><office:annotation office:name="__Annotation__4579_651507133"><dc:creator>Unknown Author</dc:creator><dc:date>2022-04-08T12:49:44.266931800</dc:date><text:p text:style-name="P3"><text:span text:style-name="T2">EXON7</text:span></text:p></office:annotation></text:p>
      <text:p text:style-name="Preformatted_20_Text">Unmasked <text:s text:c="7"/>TACTGCATACCAGAACGGCCCTCACATCTGCTTTCTTTTCTCTGCATTAAGA<text:span text:style-name="T1">ACCAAACC</text:span></text:p>
      <text:p text:style-name="Preformatted_20_Text">Masked <text:s text:c="9"/>TACTGCATACCAGAACGGCCCTCACATCTGCTTTCTTTTCTCTGCATTAAGA<text:span text:style-name="T1">ACCAAACC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TTTCTGCATATAAAAGGAAAGATTCACCTTGGAAGATTCCAAATGCAGTTGTGGTATCCA</text:span></text:p>
      <text:p text:style-name="Preformatted_20_Text">Masked <text:s text:c="9"/><text:span text:style-name="T1">TTTCTGCATATAAAAGGAAAGATTCACCTTGGAAGATTCCAAATGCAGTTGTGGTATCCA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TCTCATAGATAGTTTACAGTGGAAATTTCCTTACTTAGGTTAAGATAGGATAGTGTCAAT</text:span></text:p>
      <text:p text:style-name="Preformatted_20_Text">Masked <text:s text:c="9"/><text:span text:style-name="T1">TCTCATAGATAGTTTACAGTGGAAATTTCCTTACTTAGGTTAAGATAGGATAGTGTCAAT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TTAATATTCCCTTATGTAGTTGAGA</text:span>TACATACACTAGAATAGGTTGCCCAGAGTTGTGGT</text:p>
      <text:p text:style-name="Preformatted_20_Text">Masked <text:s text:c="9"/><text:span text:style-name="T1">TTAATATTCCCTTATGTAGTTGAGA</text:span>TACATNNNNNNNNNNNNNNNNNNNNNNNNNNNNNN<office:annotation-end office:name="__Annotation__4579_651507133"/></text:p>
      <text:p text:style-name="Preformatted_20_Text"><text:soft-page-break/><text:s text:c="16"/>****************************** <text:s text:c="29"/></text:p>
      <text:p text:style-name="Preformatted_20_Text"/>
      <text:p text:style-name="Preformatted_20_Text">Unmasked <text:s text:c="7"/>TGATTTGCCCAATCTTTGGGGACTTTCAAGGCCAGAGTGGATCAGTCCCTGGTCAGTG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TCTAGCTGCAGATGCCCCTGTTCATTGCAGGAGAGATGGACTAGATGACCTTTAAAGG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CCTTCCAACTCTACGTACTCCATGATTCTGTGATTCTATGATTCTATGATTCTTTGACC</text:p>
      <text:p text:style-name="Preformatted_20_Text">Masked <text:s text:c="9"/>NNNNNNNNNNNNNNNNNNNNNNNNNNNNNNGTGATTCTATGATTCTATGATTCTTTGACC</text:p>
      <text:p text:style-name="Preformatted_20_Text"><text:s text:c="46"/>******************************</text:p>
      <text:p text:style-name="Preformatted_20_Text"/>
      <text:p text:style-name="Preformatted_20_Text">Unmasked <text:s text:c="7"/>CAGGTCAGTGAGGTCTAGGCCCATATGACCTTTCTCCCTTACCTTTTGTACATAAAAATT</text:p>
      <text:p text:style-name="Preformatted_20_Text">Masked <text:s text:c="9"/>CAGGTCAGTGAGGTCTAGGCCCATATGACCTTTCTCCCTTACCTTTTGTACATAAAA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TAGCAGCATTGAGCTTTTATACACTGCTGGACCAGAAAGGCTCTATTTTTCTGATGT</text:p>
      <text:p text:style-name="Preformatted_20_Text">Masked <text:s text:c="9"/>CTGTAGCAGCATTGAGCTTTTATACACTGCTGGACCAGAAAGGCTCTATTTTTCTGA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CAGCCATGAAGAGATGAAGTATCAAAAGTCAGTGCAGAGAAATACAGTTCAGGTTAT</text:p>
      <text:p text:style-name="Preformatted_20_Text">Masked <text:s text:c="9"/>TATCAGCCATGAAGAGATGAAGTATCAAAAGTCAGTGCAGAGAAATACAGTTCAGGT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AGGAAGAAAATGGCTTTGATTTAAAACATTCAGGAAAATCTGTGCCAGAAGGAGAAG</text:p>
      <text:p text:style-name="Preformatted_20_Text">Masked <text:s text:c="9"/>TAGAGGAAGAAAATGGCTTTGATTTAAAACATTCAGGAAAATCTGTGCCAGAAGGAG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ATTTGGTAGGTAATGAAGCCTGAATACACAAAAACCTGGGAGCCTTGAGAATGAAAA</text:p>
      <text:p text:style-name="Preformatted_20_Text">Masked <text:s text:c="9"/>TGCATTTGGTAGGTAATGAAGCCTGAATACACAAAAACCTGGGAGCCTTGAGAATG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ACCAAAATATTTTTTCTTTTATAATTCAGCCAAAGATTAGAGAAAACATAACTGTA</text:p>
      <text:p text:style-name="Preformatted_20_Text">Masked <text:s text:c="9"/>AAAAACCAAAATATTTTTTCTTTTATAATTCAGCCAAAGATTAGAGAAAACATAACT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TATAGACATGTTCTCAGAGATCATAAAATGAATGAATGCTCATTCACTGTCATTTGT</text:p>
      <text:p text:style-name="Preformatted_20_Text">Masked <text:s text:c="9"/>TATTATAGACATGTTCTCAGAGATCATAAAATGAATGAATGCTCATTCACTGTCATT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TTCACAGTGCTGCTGTGTATCCCAAACAAATGCTGTTAAAAATTCTGTTAGGTTTCTG</text:p>
      <text:p text:style-name="Preformatted_20_Text">Masked <text:s text:c="9"/>CCTTCACAGTGCTGCTGTGTATCCCAAACAAATGCTGTTAAAAATTCTGTTAGGTTT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ATAAGCAAAACAAGGATTTTGCTGATAACTTTTCCTGTGAAAGCTGGATAGACCACA</text:p>
      <text:p text:style-name="Preformatted_20_Text">Masked <text:s text:c="9"/>ATAATAAGCAAAACAAGGATTTTGCTGATAACTTTTCCTGTGAAAGCTGGATAGACC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ACTTTCAATAAAGGAAGTGCACAGTGAAAGACAAAGAACATTTTTGACTCTCTCCAG</text:p>
      <text:p text:style-name="Preformatted_20_Text">Masked <text:s text:c="9"/>TACACTTTCAATAAAGGAAGTGCACAGTGAAAGACAAAGAACATTTTTGACTCTCTC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AGTACATACTCTTTAGCAGAACTGTAAAGACAGAGAGGCTGAAACCATGGTAAGTAC</text:p>
      <text:p text:style-name="Preformatted_20_Text">Masked <text:s text:c="9"/>TACAGTACATACTCTTTAGCAGAACTGTAAAGACAGAGAGGCTGAAACCATGGTAAG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GCTCTATTCATTTTCTTTTTATTATATGAATGCATAATATTTAGTATTAAAACTATA</text:p>
      <text:p text:style-name="Preformatted_20_Text"><text:soft-page-break/>Masked <text:s text:c="9"/>AGAGCTCTATTCATTTTCTTTTTATTATATGAATGCATAATATTTAGTATTAAAACT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GATGCAACTGTAAAGCTTTAAACATATTTATAATAATTTTCAATTCAGTTTCTTGCA</text:p>
      <text:p text:style-name="Preformatted_20_Text">Masked <text:s text:c="9"/>TGAGATGCAACTGTAAAGCTTTAAACATATTTATAATAATTTTCAATTCAGTTTCTT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CACTTCCTGCTTTTGAGGGCATGAAGAAACTTTTTAGTTTTTTCTGTTTCTTCATCA</text:p>
      <text:p text:style-name="Preformatted_20_Text">Masked <text:s text:c="9"/>GCTCACTTCCTGCTTTTGAGGGCATGAAGAAACTTTTTAGTTTTTTCTGTTTCTTCA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GAACCAGTTTCTGTATGTCTTACAGATTCTGAAATTCAAAAGTAAGGAAGAGACAAC</text:p>
      <text:p text:style-name="Preformatted_20_Text">Masked <text:s text:c="9"/>TATGAACCAGTTTCTGTATGTCTTACAGATTCTGAAATTCAAAAGTAAGGAAGAGAC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TTCTTTCAAGACTAAGCTGAAAAATAAGTTTGTAGATCTAAAGGAATTCTGCAGTCA</text:p>
      <text:p text:style-name="Preformatted_20_Text">Masked <text:s text:c="9"/>AGCTTCTTTCAAGACTAAGCTGAAAAATAAGTTTGTAGATCTAAAGGAATTCTGCAG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TGTCAATATGATACCAAGCCAGAAATGAGAGGTAAAGCTCTTTAACGATATTTCCAGG</text:p>
      <text:p text:style-name="Preformatted_20_Text">Masked <text:s text:c="9"/>GGTGTCAATATGATACCAAGCCAGAAATGAGAGGTAAAGCTCTTTAACGATATTTCC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ACATTGTACTGTCTTCATTCAGAAGAACTTTGAAACTAAAAACAAACAAGATTTATG</text:p>
      <text:p text:style-name="Preformatted_20_Text">Masked <text:s text:c="9"/>AAGACATTGTACTGTCTTCATTCAGAAGAACTTTGAAACTAAAAACAAACAAGATTT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CTAGGTGTAAATTTGCAGTACAGCTGATTTTTTTTTAAACTAATATCTATTCTTTTT</text:p>
      <text:p text:style-name="Preformatted_20_Text">Masked <text:s text:c="9"/>CTTCTAGGTGTAAATTTGCAGTACAGCTGATTTTTTTTTAAACTAATATCTATTCT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ATAAAAAGATTATTTAAAATTCAAAAACCTACATACTTGCAGATCTTTTTCTAAGTA</text:p>
      <text:p text:style-name="Preformatted_20_Text">Masked <text:s text:c="9"/>TTCATAAAAAGATTATTTAAAATTCAAAAACCTACATACTTGCAGATCTTTTTCTAA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ATTAATAAACTGATTCAACAATTTCAAGTCAAATGATTTTAAAGATGTTAAAAATT</text:p>
      <text:p text:style-name="Preformatted_20_Text">Masked <text:s text:c="9"/>TTTTATTAATAAACTGATTCAACAATTTCAAGTCAAATGATTTTAAAGATGTTAAAA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GTAGTCTGAATAGCTTTTTACACCACCTTTTCCTCAGGAAGTATCTCAGAACTCTTGG</text:p>
      <text:p text:style-name="Preformatted_20_Text">Masked <text:s text:c="9"/>GTGTAGTCTGAATAGCTTTTTACACCACCTTTTCCTCAGGAAGTATCTCAGAACTCT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ACCTTGTATACTTTTGCCATGGGAAATATGCTCATACAAAGCTATCTCTAAAGAGCT</text:p>
      <text:p text:style-name="Preformatted_20_Text">Masked <text:s text:c="9"/>AGTACCTTGTATACTTTTGCCATGGGAAATATGCTCATACAAAGCTATCTCTAAAGA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CTTTATTTGAATCTGCTTATCTGTTTTAAGAGGAAAAAGGTATTTTATGAAACCTAG</text:p>
      <text:p text:style-name="Preformatted_20_Text">Masked <text:s text:c="9"/>TTTCTTTATTTGAATCTGCTTATCTGTTTTAAGAGGAAAAAGGTATTTTATGAAACC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GGAACCCAAGCCATAGAATTCAGTATCTTCATAGGCAAAATAGTCTAATGTCCATCA</text:p>
      <text:p text:style-name="Preformatted_20_Text">Masked <text:s text:c="9"/>AGAGGAACCCAAGCCATAGAATTCAGTATCTTCATAGGCAAAATAGTCTAATGTCCA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ATTGGACAAGAAAAATGACAGTGTGAAATAGGATTGAATGCAGAACACAGTTTACAT</text:p>
      <text:p text:style-name="Preformatted_20_Text">Masked <text:s text:c="9"/>CAAATTGGACAAGAAAAATGACAGTGTGAAATAGGATTGAATGCAGAACACAGTTTACAT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TTAACAGTGTTTAACCAAGTTTGGAGGGTTTGGGCAGAGGCTGTCTCTGTTTTACACAAA</text:p>
      <text:p text:style-name="Preformatted_20_Text">Masked <text:s text:c="9"/>TTAACAGTGTTTAACCAAGTTTGGAGGGTTTGGGCAGAGGCTGTCTCTGTTTTACAC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CGAGTTCTTCCTGAATCTGAAGAAATGGCCTCAAAAGTGTTTCAGTAACATTTTGGG</text:p>
      <text:p text:style-name="Preformatted_20_Text">Masked <text:s text:c="9"/>GATCGAGTTCTTCCTGAATCTGAAGAAATGGCCTCAAAAGTGTTTCAGTAACATTTTG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TTAAAATATAAAACAGATATTTCTTGTTTATTTCTGTTGTATGAATCCCAGTGTGTA</text:p>
      <text:p text:style-name="Preformatted_20_Text">Masked <text:s text:c="9"/>TATTTAAAATATAAAACAGATATTTCTTGTTTATTTCTGTTGTATGAATCCCAGTGT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AACAAGTGAGGGAAAAAAAAAAACCATTGTGCTTGTATGTGCAAAAAATTCAACTCAA</text:p>
      <text:p text:style-name="Preformatted_20_Text">Masked <text:s text:c="9"/>GGAACAAGTGAGGGAAAAAAAAAAACCATTGTGCTTGTATGTGCAAAAAATTCAACT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ATTTGATTTACTCTGGATATACACATATGTGAATGGGATCCAAAAAAGCACAGCAGT</text:p>
      <text:p text:style-name="Preformatted_20_Text">Masked <text:s text:c="9"/>GTTATTTGATTTACTCTGGATATACACATATGTGAATGGGATCCAAAAAAGCACAGC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AACAAATTAGCATCTTACTGTGCTTTTAAATGCTGAGTTCCTGTTGTTACAGAGATT</text:p>
      <text:p text:style-name="Preformatted_20_Text">Masked <text:s text:c="9"/>TCTAACAAATTAGCATCTTACTGTGCTTTTAAATGCTGAGTTCCTGTTGTTACAGAG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TAACTCAAGCTTCCCATTCAGCATTCTCAAGTACACATGGAGCCTTTGTGTCTGCAA</text:p>
      <text:p text:style-name="Preformatted_20_Text">Masked <text:s text:c="9"/>CTTTAACTCAAGCTTCCCATTCAGCATTCTCAAGTACACATGGAGCCTTTGTGTCTG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TCTACATTACAATTTGCAAGGCAAATTATATTACAGTTATGCTATTGGCATGACTCA</text:p>
      <text:p text:style-name="Preformatted_20_Text">Masked <text:s text:c="9"/>AACTCTACATTACAATTTGCAAGGCAAATTATATTACAGTTATGCTATTGGCATGAC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GTATAGCTGCTTTTGTGAAAAGGTTTGTTTAGAAGGAGCATGTAAATATGCAAATAC</text:p>
      <text:p text:style-name="Preformatted_20_Text">Masked <text:s text:c="9"/>AATGTATAGCTGCTTTTGTGAAAAGGTTTGTTTAGAAGGAGCATGTAAATATGCAAA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GAACACAAGGTTTCTGCTGTTGCCAAATGCAGTTTGAAAATAAGCAACAACAACAGT</text:p>
      <text:p text:style-name="Preformatted_20_Text">Masked <text:s text:c="9"/>ATTGAACACAAGGTTTCTGCTGTTGCCAAATGCAGTTTGAAAATAAGCAACAACAAC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ACCTTTTCTTCAAATTCTTTTTAAGTTTCAGATTGGTTTATCTGAATCCAAATATGA</text:p>
      <text:p text:style-name="Preformatted_20_Text">Masked <text:s text:c="9"/>TCTACCTTTTCTTCAAATTCTTTTTAAGTTTCAGATTGGTTTATCTGAATCCAAATA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ACAGTTCAAAGCAATGCAAACCATGTATTCATATTCTATTTCCCTAGCAGTATTATA</text:p>
      <text:p text:style-name="Preformatted_20_Text">Masked <text:s text:c="9"/>CTGACAGTTCAAAGCAATGCAAACCATGTATTCATATTCTATTTCCCTAGCAGTATT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TGTATGGAAAAAGGAGTGCTTTCATCTCTGCATCACAGGCAACCCAAAAGCATCACT</text:p>
      <text:p text:style-name="Preformatted_20_Text">Masked <text:s text:c="9"/>TACTGTATGGAAAAAGGAGTGCTTTCATCTCTGCATCACAGGCAACCCAAAAGCATC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GAAGCAAATCACAATATTTGATGCTGCAGGGATGGAAATTTGTATTATAGCAATACA</text:p>
      <text:p text:style-name="Preformatted_20_Text">Masked <text:s text:c="9"/>AAGGAAGCAAATCACAATATTTGATGCTGCAGGGATGGAAATTTGTATTATAGCAAT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TTAGGTGAAAAGAAAAAAGAAGTAGGTGAAAAGGAAAAANTTAACAACATAAGCTGTG</text:p>
      <text:p text:style-name="Preformatted_20_Text">Masked <text:s text:c="9"/>GGTTAGGTGAAAAGAAAAAAGAAGTAGGTGAAAAGGAAAAANTTAACAACATAAGCTGTG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CCAGTGGATTTTCAACCAATAATTTCACTGAAGATGCTTAATTTTGAAAAGTTGTAAGTT</text:p>
      <text:p text:style-name="Preformatted_20_Text">Masked <text:s text:c="9"/>CCAGTGGATTTTCAACCAATAATTTCACTGAAGATGCTTAATTTTGAAAAGTTGTAA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TTGGAACTTCCTTAGTTCTGGTAGTTCTCTTTTCTCTCTAAGCATATTAGAACTTTT</text:p>
      <text:p text:style-name="Preformatted_20_Text">Masked <text:s text:c="9"/>CAGTTGGAACTTCCTTAGTTCTGGTAGTTCTCTTTTCTCTCTAAGCATATTAGAACTTTT</text:p>
      <text:p text:style-name="Preformatted_20_Text"><text:s text:c="16"/>************************************************************</text:p>
      <text:p text:style-name="Preformatted_20_Text"/>
      <text:p text:style-name="Preformatted_20_Text"><office:annotation office:name="__Annotation__4574_651507133"><dc:creator>Unknown Author</dc:creator><dc:date>2022-04-08T12:49:15.970834105</dc:date><text:p text:style-name="P3"><text:span text:style-name="T2">EXON3</text:span></text:p></office:annotation>Unmasked <text:s text:c="7"/>ATTAATATTTCAAG<text:span text:style-name="T1">TTTCATACTAGAAGTGTTGAAGGTTTCAGACAGTTTGGC</text:span>AGAAAAA</text:p>
      <text:p text:style-name="Preformatted_20_Text">Masked <text:s text:c="9"/>ATTAATATTTCAAG<text:span text:style-name="T1">TTTCATACTAGAAGTGTTGAAGGTTTCAGACAGTTTGGC</text:span>NNNNNNN</text:p>
      <text:p text:style-name="Preformatted_20_Text"><text:s text:c="16"/>***************************************************** <text:s text:c="6"/></text:p>
      <text:p text:style-name="Preformatted_20_Text"/>
      <text:p text:style-name="Preformatted_20_Text">Unmasked <text:s text:c="7"/>CATGACTGGTAGACAAGAAGCTGGACATGAGCCAGCAGTGTGCGCTTGGAGCCCGGAA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CAACTGTGTTCTGAGCTGCATTAACAGAGGAGTGGCCAGCAGGGAGAGGGAGGTGAT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CCCACTCGACTCGGCTCTTGTGAGGCCCCACCTGGGTACTGCATCCAGGCCTGGAGCG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CAGTAGAAGAAAGACACACTGCTCTTGGAATGGTCCAGAGGAGGACCACTAAGATGAT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AGGGCTGGAACACCTCCCCTGTGAGGAAAGGTTGAGGGAACTGAGCTTGTTTAGCT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AGAAGAGAAGGCTCCGGGGAGACCTCATTTGGCCTTCCAGTACTTAAAGGGAGCCTAT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AAAGGAGGGGAACGACTGTTGACATGGGTTGATAGTGATAGGATGAGGGGAACGACTG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GACATGGGTTGATAGTGATAGGATAAGGGGAATGGTTTTAAACTGAGACAGGGGAGGT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AGGTTAGATATTAGGAGGTAGTTTTTCACCAGAGGGTAGTGAAGCACTGGAACAGGT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CCAGAGAGGTTGTGGATGCCCCATCCCTGGAGGCATTCAAGGCCAGGCTGGATGTGGC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TGGGCAGCCTGGTCTAGTGGTTGGCGACCCTGCCCACAGCAGGAGGGTTGAAACAAGA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ATATTTGAGGTCTTTTTCAACCCAGGCCGTTCTATGAT<text:span text:style-name="T1">ACGATATGTAGAGCTGTGAAA</text:span></text:p>
      <text:p text:style-name="Preformatted_20_Text">Masked <text:s text:c="9"/>NNNNNNNNNNNNNNNNNNNNNNNNNNNNNNNNNNNNNNN<text:span text:style-name="T1">ACGATATGTAGAGCTGTGAAA</text:span></text:p>
      <text:p text:style-name="Preformatted_20_Text"><text:soft-page-break/><text:s text:c="55"/>*********************</text:p>
      <text:p text:style-name="Preformatted_20_Text"/>
      <text:p text:style-name="Preformatted_20_Text">Unmasked <text:s text:c="7"/><text:span text:style-name="T1">TTGACCATGTCAGTCTCACAGAACCAGAGCCAGACTGGCACTGACTTTCAATGTTAATCT</text:span></text:p>
      <text:p text:style-name="Preformatted_20_Text">Masked <text:s text:c="9"/><text:span text:style-name="T1">TTGACCATGTCAGTCTCACAGAACCAGAGCCAGACTGGCACTGACTTTCAATGTTAATC</text:span>T</text:p>
      <text:p text:style-name="Preformatted_20_Text"><text:s text:c="16"/>************************************************************</text:p>
      <text:p text:style-name="Preformatted_20_Text"><office:annotation-end office:name="__Annotation__4574_651507133"/></text:p>
      <text:p text:style-name="Preformatted_20_Text">Unmasked <text:s text:c="7"/>GTTAGGTTTTGGTTTTGTACCATAGTGAGTTGTGTTATAATTCAGCAAATCAAATTTTAC</text:p>
      <text:p text:style-name="Preformatted_20_Text">Masked <text:s text:c="9"/>GTTAGGTTTTGGTTTTGTACCATAGTGAGTTGTGTTATAATTCAGCAAATCAAATTT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GTTCTATGAAGAAGTTCACCCAGTTTCTATCTAAGTCAAACTGCATATGCAAAGAGG</text:p>
      <text:p text:style-name="Preformatted_20_Text">Masked <text:s text:c="9"/>TCAGTTCTATGAAGAAGTTCACCCAGTTTCTATCTAAGTCAAACTGCATATGCAAAG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GTACATGTTTTAGTGATTTTCTACAGGGAATGCTTTCCCAAAGCAGTGCTTTAATGCTA</text:p>
      <text:p text:style-name="Preformatted_20_Text">Masked <text:s text:c="9"/>CGTACATGTTTTAGTGATTTTCTACAGGGAATGCTTTCCCAAAGCAGTGCTTTAATG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ATTAAAGAGAGTATCCAGTATGTAGATGTGTGGGTTGCAAAGCCATAAGACAAAACC</text:p>
      <text:p text:style-name="Preformatted_20_Text">Masked <text:s text:c="9"/>GAGATTAAAGAGAGTATCCAGTATGTAGATGTGTGGGTTGCAAAGCCATAAGACAAAA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CATGAAAAATGCTTAAGAAAGGGTACATTCCTCTCATCTCTCATTATAACTTAGGT</text:p>
      <text:p text:style-name="Preformatted_20_Text">Masked <text:s text:c="9"/>AAAACATGAAAAATGCTTAAGAAAGGGTACATTCCTCTCATCTCTCATTATAACTTAG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ATTTAAATTCTTTTCCTAAATTTTTCACTCAGTGTTTTAGAACTATCCATAATATGA</text:p>
      <text:p text:style-name="Preformatted_20_Text">Masked <text:s text:c="9"/>CAGATTTAAATTCTTTTCCTAAATTTTTCACTCAGTGTTTTAGAACTATCCATAATA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GTTCTTTCTTCTAGCATACACTTTCTACACTATTCTACACAATAACTGTTTTATGAAA</text:p>
      <text:p text:style-name="Preformatted_20_Text">Masked <text:s text:c="9"/>GTGTTCTTTCTTCTAGCATACACTTTCTACACTATTCTACACAATAACTGTTTTATG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CACTGAGAAAAATATAGGACTGAAGGAAAACTAATGAAATGGATATGGAGGCTTAGT</text:p>
      <text:p text:style-name="Preformatted_20_Text">Masked <text:s text:c="9"/>AATCACTGAGAAAAATATAGGACTGAAGGAAAACTAATGAAATGGATATGGAGGCTT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CTAAAGTGATATGGTACATGCCATCTGGGAACAAGGAAGCTGCTAGATTCAAAGATCT</text:p>
      <text:p text:style-name="Preformatted_20_Text">Masked <text:s text:c="9"/>GTCTAAAGTGATATGGTACATGCCATCTGGGAACAAGGAAGCTGCTAGATTCAAAGA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TTTGTAAAGCAATACAGGCATGGCATATGAATTAATGTAATTTTTAAGAAACATCAC</text:p>
      <text:p text:style-name="Preformatted_20_Text">Masked <text:s text:c="9"/>GAATTTGTAAAGCAATACAGGCATGGCATATGAATTAATGTAATTTTTAAGAAACATC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TAAAAATAAACTAGTGTAAGTTAATGGTAATAACACTAACCAAAACAGAAAAGGAGA</text:p>
      <text:p text:style-name="Preformatted_20_Text">Masked <text:s text:c="9"/>AAATAAAAATAAACTAGTGTAAGTTAATGGTAATAACACTAACCAAAACAGAAAAGG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GGTAGGTGAATTTATAGTCATTGCTGATACTTTTTCTCAAATACTGAAAGGTCCAAA</text:p>
      <text:p text:style-name="Preformatted_20_Text">Masked <text:s text:c="9"/>GATGGTAGGTGAATTTATAGTCATTGCTGATACTTTTTCTCAAATACTGAAAGGTCC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AGAATGAAAAGTTAGAAAGAATGTGTTTAATTATTAGTTCACAGCCATTGCATGACA</text:p>
      <text:p text:style-name="Preformatted_20_Text">Masked <text:s text:c="9"/>TGTAGAATGAAAAGTTAGAAAGAATGTGTTTAATTATTAGTTCACAGCCATTGCATG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TACAGGTGAGTTAGTTAATAACAGCGTATGTTGTTTTATTATGATGGAGCTATATTTA</text:p>
      <text:p text:style-name="Preformatted_20_Text"><text:soft-page-break/>Masked <text:s text:c="9"/>CCTACAGGTGAGTTAGTTAATAACAGCGTATGTTGTTTTATTATGATGGAGCTATAT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CAAATCTTTAAAAAACGATTGTACAACAAAACTGTGTATAACCTATCGTATCTGACC</text:p>
      <text:p text:style-name="Preformatted_20_Text">Masked <text:s text:c="9"/>TCTCAAATCTTTAAAAAACGATTGTACAACAAAACTGTGTATAACCTATCGTATCTGA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GTATAATGATTTTTCACACTTAATTTAGAACACCAATTATTATAGTTCTTATCCTCC</text:p>
      <text:p text:style-name="Preformatted_20_Text">Masked <text:s text:c="9"/>TCAGTATAATGATTTTTCACACTTAATTTAGAACACCAATTATTATAGTTCTTATCCT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CAGCAATAATTTAAACAAATTAGAAATAATTCTTTGTTGATATTGAATTAATATTTT</text:p>
      <text:p text:style-name="Preformatted_20_Text">Masked <text:s text:c="9"/>AAACAGCAATAATTTAAACAAATTAGAAATAATTCTTTGTTGATATTGAATTAATA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TGTATTCTCCTAACACACAATTTAAAAAAAAATGATCTATTAATGAAAAAGAATATAG</text:p>
      <text:p text:style-name="Preformatted_20_Text">Masked <text:s text:c="9"/>CCTGTATTCTCCTAACACACAATTTAAAAAAAAATGATCTATTAATGAAAAAGAATA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CAATTAGAAGAAATAACAACATTTTGTAATAGAGAGCAGTTCTCCCACGACTTACTT</text:p>
      <text:p text:style-name="Preformatted_20_Text">Masked <text:s text:c="9"/>AAACAATTAGAAGAAATAACAACATTTTGTAATAGAGAGCAGTTCTCCCACGACTTA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TTAACTATCTCAGTAACTAAAACTTAGATTTAGCAATATGTCTTATTTTTTCCTTTT</text:p>
      <text:p text:style-name="Preformatted_20_Text">Masked <text:s text:c="9"/>TTCTTAACTATCTCAGTAACTAAAACTTAGATTTAGCAATATGTCTTATTTTTTCC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TTGAAGGAAGGGGAGTGAAAATTGCTTGTTAAGTAATGAAAGAATAAAAAGGGAAAG</text:p>
      <text:p text:style-name="Preformatted_20_Text">Masked <text:s text:c="9"/>CATTTGAAGGAAGGGGAGTGAAAATTGCTTGTTAAGTAATGAAAGAATAAAAAGGGA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CTCAGTGAAGAATAGCTGGGAGTAACATTTAATGTCTATCTGGAAAAATAAAAGAAGA</text:p>
      <text:p text:style-name="Preformatted_20_Text">Masked <text:s text:c="9"/>ATCTCAGTGAAGAATAGCTGGGAGTAACATTTAATGTCTATCTGGAAAAATAAAAGAAGA</text:p>
      <text:p text:style-name="Preformatted_20_Text"><text:s text:c="16"/>************************************************************</text:p>
      <text:p text:style-name="Preformatted_20_Text"><office:annotation office:name="__Annotation__4597_651507133"><dc:creator>Unknown Author</dc:creator><dc:date>2022-04-08T12:55:08.534892248</dc:date><text:p text:style-name="P3"><text:span text:style-name="T2">EXON4</text:span></text:p></office:annotation></text:p>
      <text:p text:style-name="Preformatted_20_Text">Unmasked <text:s text:c="7"/>TTTATTTTTATATTAG<text:span text:style-name="T1">GTTGATGCATGAAGTGACAATTTGTGTGTAACAAAGATGGTGAC</text:span></text:p>
      <text:p text:style-name="Preformatted_20_Text">Masked <text:s text:c="9"/>TTTATTTTTATATTAG<text:span text:style-name="T1">GTTGATGCATGAAGTGACAATTTGTGTGTAACAAAGATGGTGAC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TGTAGAGATTTTTCTAATGAAGGCAACCGTAAATTTGTACCACAGTCACCATGCCATAAT</text:span></text:p>
      <text:p text:style-name="Preformatted_20_Text">Masked <text:s text:c="9"/><text:span text:style-name="T1">TGTAGAGATTTTTCTAATGAAGGCAACCGTAAATTTGTACCACAGTCACCATGCCATAAT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GATCACATTGACAGGCAGGAAGCTGGCAGGAAGGGCAGGA</text:span>GTATGTAATGAACAAAAACA</text:p>
      <text:p text:style-name="Preformatted_20_Text">Masked <text:s text:c="9"/><text:span text:style-name="T1">GATCACATTGACAGGCAGGAAGCTGGCAGGAAGGGCAGGA</text:span>GTATGTAATGAACAAAAACA</text:p>
      <text:p text:style-name="Preformatted_20_Text"><text:s text:c="16"/>************************************************************</text:p>
      <text:p text:style-name="Preformatted_20_Text"><office:annotation-end office:name="__Annotation__4597_651507133"/></text:p>
      <text:p text:style-name="Preformatted_20_Text">Unmasked <text:s text:c="7"/>TAGTTTTGGGCACTGTGAAGACTCTAGAACTGTCTCCAGTGGCAACAGAAAACACTGGAG</text:p>
      <text:p text:style-name="Preformatted_20_Text">Masked <text:s text:c="9"/>TAGTTTTGGGCACTGTGAAGACTCTAGAACTGTCTCCAGTGGCAACAGAAAACACTGG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GCAGGCATTCCTTGAAGTGGAATCGTGTCCTCATTTGTGTACTGAAATGCAACATAG</text:p>
      <text:p text:style-name="Preformatted_20_Text">Masked <text:s text:c="9"/>CATGCAGGCATTCCTTGAAGTGGAATCGTGTCCTCATTTGTGTACTGAAATGCAACA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TTGGAAGAACATCTGACAACTGTTTTATGTTGTGTACTTAAAGATGATAAATATCTA</text:p>
      <text:p text:style-name="Preformatted_20_Text">Masked <text:s text:c="9"/>CTTTTGGAAGAACATCTGACAACTGTTTTATGTTGTGTACTTAAAGATGATAAATATCTA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TCCAGACAGTGAATTCTAAGTAAATCAAGCATTATGCTAGTATGGAGAATCATATATAGA</text:p>
      <text:p text:style-name="Preformatted_20_Text">Masked <text:s text:c="9"/>TCCAGACAGTGAATTCTAAGTAAATCAAGCATTATGCTAGTATGGAGAATCATATAT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GATATGAATATTCTTACAGTTATTATTTAAATATNAAAAAAAAAGAAAAAGTGGAAA</text:p>
      <text:p text:style-name="Preformatted_20_Text">Masked <text:s text:c="9"/>TATGATATGAATATTCTTACAGTTATTATTTAAATATNAAAAAAAAAGAAAAAGTGG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AAATAACTGAAAAGGTTAGAGTGAGGGATAATGAGGGAAAGTGCATTTTCTGACAGT</text:p>
      <text:p text:style-name="Preformatted_20_Text">Masked <text:s text:c="9"/>GCAAAATAACTGAAAAGGTTAGAGTGAGGGATAATGAGGGAAAGTGCATTTTCTGAC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ACACATGACAGAGATTGAACTGGTTGAGATAACAAATTTATCCCTACAAAGATGACA</text:p>
      <text:p text:style-name="Preformatted_20_Text">Masked <text:s text:c="9"/>TTTACACATGACAGAGATTGAACTGGTTGAGATAACAAATTTATCCCTACAAAGATG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AACTGAGACCGGCATAATCTGGCTGAGGCCGACTCTGCTTTTAATGCAGAAGGAAGA</text:p>
      <text:p text:style-name="Preformatted_20_Text">Masked <text:s text:c="9"/>AAGAACTGAGACCGGCATAATCTGGCTGAGGCCGACTCTGCTTTTAATGCAGAAGGA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GGCAGGAGCAGATCTAGGTCCCATGGAATCCCAAGATCCAAATGAGGGCCAAAACAG</text:p>
      <text:p text:style-name="Preformatted_20_Text">Masked <text:s text:c="9"/>TGTGGCAGGAGCAGATCTAGGTCCCATGGAATCCCAAGATCCAAATGAGGGCCAAAA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TCAGTATTTTATTTCTGTCTGTCATAACAGAGCCAAGTCCAAACCAAAAGACATAGA</text:p>
      <text:p text:style-name="Preformatted_20_Text">Masked <text:s text:c="9"/>AGTTCAGTATTTTATTTCTGTCTGTCATAACAGAGCCAAGTCCAAACCAAAAGACAT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TATAAAGTATGAAAAAATAATTACACTACACCAACAGCTGCTGGTAGTTGTTGCCTC</text:p>
      <text:p text:style-name="Preformatted_20_Text">Masked <text:s text:c="9"/>CATTATAAAGTATGAAAAAATAATTACACTACACCAACAGCTGCTGGTAGTTGTTGC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TGAGATAGAAGCTGATGAATGAAAAGGAAAAGATTGCATTTTCCTTTGACCTAAGGC</text:p>
      <text:p text:style-name="Preformatted_20_Text">Masked <text:s text:c="9"/>ATGTGAGATAGAAGCTGATGAATGAAAAGGAAAAGATTGCATTTTCCTTTGACCTAAG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GACTAGCTGTGTTGATTTCTAAGCTAGAAAAATAACACTCAACACAAGCCTGCCTTC</text:p>
      <text:p text:style-name="Preformatted_20_Text">Masked <text:s text:c="9"/>CAAGACTAGCTGTGTTGATTTCTAAGCTAGAAAAATAACACTCAACACAAGCCTGCC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CAGTGCTACTGGTAATTTGTAGGTTAAGAAGTAAAAGAACGTTTGGGATATGAGATA</text:p>
      <text:p text:style-name="Preformatted_20_Text">Masked <text:s text:c="9"/>CTGCAGTGCTACTGGTAATTTGTAGGTTAAGAAGTAAAAGAACGTTTGGGATATGAG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CCATGAATGCAGATATGGCTAAGGATATTGGTAAATCTATTTGGATTTACTGTTAAA</text:p>
      <text:p text:style-name="Preformatted_20_Text">Masked <text:s text:c="9"/>AATCCATGAATGCAGATATGGCTAAGGATATTGGTAAATCTATTTGGATTTACTGTT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GAATTTCTGTTAAAAGTTGTCCAGAAAAGCGGAATACTGCTGGCATCTACTTAGTCA</text:p>
      <text:p text:style-name="Preformatted_20_Text">Masked <text:s text:c="9"/>ATAGAATTTCTGTTAAAAGTTGTCCAGAAAAGCGGAATACTGCTGGCATCTACTTAG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CATCCAAGCAGAGCTAGGACTCAGACAGTGAGTTGCTGTGTAGCAAGGAGGGCCCAT</text:p>
      <text:p text:style-name="Preformatted_20_Text">Masked <text:s text:c="9"/>TAACATCCAAGCAGAGCTAGGACTCAGACAGTGAGTTGCTGTGTAGCAAGGAGGGCC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AGTTCATCGTACTGAAATCTCTGATTCCTTTTAGAATTTCAGAGCAAGATCCAAAAT</text:p>
      <text:p text:style-name="Preformatted_20_Text">Masked <text:s text:c="9"/>TGAAGTTCATCGTACTGAAATCTCTGATTCCTTTTAGAATTTCAGAGCAAGATCCAAAAT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ACAAATACAAACATCAACCCGCATTTTCAGGGTACCTCAATTTGGAAGGCATTCGCATTG</text:p>
      <text:p text:style-name="Preformatted_20_Text">Masked <text:s text:c="9"/>ACAAATACAAACATCAACCCGCATTTTCAGGGTACCTCAATTTGGAAGGCATTCGCA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TTAGAAATGTTACTAATTTCTCATTTAATTCCTAATAGATTCTGTCATTCACCTCATA</text:p>
      <text:p text:style-name="Preformatted_20_Text">Masked <text:s text:c="9"/>CCTTAGAAATGTTACTAATTTCTCATTTAATTCCTAATAGATTCTGTCATTCACCTC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AGTTTGATAAAAAAATCTCCATACAATTAATTTCTGGAAAACATCTGTACTATAATT</text:p>
      <text:p text:style-name="Preformatted_20_Text">Masked <text:s text:c="9"/>TGAAGTTTGATAAAAAAATCTCCATACAATTAATTTCTGGAAAACATCTGTACTATA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CTTGAAATAACTCTTTCATGGTTCTGTGTCATATTTCTATTGCATTTACTTTGGAAA</text:p>
      <text:p text:style-name="Preformatted_20_Text">Masked <text:s text:c="9"/>TACCTTGAAATAACTCTTTCATGGTTCTGTGTCATATTTCTATTGCATTTACTTTGG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ATTCCATCTATTCCCAGAATAGTTAAAATATTTTAACCCTTTGAGACCAAATTTCTGT</text:p>
      <text:p text:style-name="Preformatted_20_Text">Masked <text:s text:c="9"/>GGATTCCATCTATTCCCAGAATAGTTAAAATATTTTAACCCTTTGAGACCAAATTTC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ACAAAACAAATAGCCAGTTAGTGATGTCAGAAAACAAACAAACAAACAAACAAACCC</text:p>
      <text:p text:style-name="Preformatted_20_Text">Masked <text:s text:c="9"/>CACACAAAACAAATAGCCAGTTAGTGATGTCAGANNNNNNNNNNNNNNNNNNNNNNNNCC</text:p>
      <text:p text:style-name="Preformatted_20_Text"><text:s text:c="16"/>********************************** <text:s text:c="23"/>**</text:p>
      <text:p text:style-name="Preformatted_20_Text"/>
      <text:p text:style-name="Preformatted_20_Text">Unmasked <text:s text:c="7"/>TCCTATTTATAAGTGGTTACACTAGATATTATTCAGCAATTCAGGGTCCTCACACCGAAA</text:p>
      <text:p text:style-name="Preformatted_20_Text">Masked <text:s text:c="9"/>TCCTATTTATAAGTGGTTACACTAGATATTATTCAGCAATTCAGGGTCCTCACACCG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AGCACTCCTAAGTACTCCTAAGAACTATATGCTGGAAGTTTGTGTGGAGCACACCAT</text:p>
      <text:p text:style-name="Preformatted_20_Text">Masked <text:s text:c="9"/>TCCAGCACTCCTAAGTACTCCTAAGAACTATATGCTGGAAGTTTGTGTGGAGCACAC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AATGTACCAACTCACTGGCAGTAATGACCTGGAAAAATAGAAAGGTACAAATGGTAG</text:p>
      <text:p text:style-name="Preformatted_20_Text">Masked <text:s text:c="9"/>TATAATGTACCAACTCACTGGCAGTAATGACCTGGAAAAATAGAAAGGTACAAATGG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AATTGTCTGGGCAACCCCAGCAGTACAAAAGAAGTCTCTCTTCCTCCTTAGGGGTCT</text:p>
      <text:p text:style-name="Preformatted_20_Text">Masked <text:s text:c="9"/>ATGAATTGTCTGGGCAACCCCAGCAGTACAAAAGAAGTCTCTCTTCCTCCTTAGGGG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ATCTTAGCTATGGAGAGAAAAAACATTGATGAGGAGTAATGTATCGGTGACATCATCA</text:p>
      <text:p text:style-name="Preformatted_20_Text">Masked <text:s text:c="9"/>GTATCTTAGCTATGGAGAGAAAAAACATTGATGAGGAGTAATGTATCGGTGACATCA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GGGGCAGCACAGTAGAAGCAGATTTTGAGAAAGAGAAGAAAACAGTTCAAGTCCCTC</text:p>
      <text:p text:style-name="Preformatted_20_Text">Masked <text:s text:c="9"/>TGTGGGGCAGCACAGTAGAAGCAGATTTTGAGAAAGAGAAGAAAACAGTTCAAGTCC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AAGTCACTTCTGAAATGAACTAAGTTCAAGGTACCTGCACAAGAAATCCATTTTAGG</text:p>
      <text:p text:style-name="Preformatted_20_Text">Masked <text:s text:c="9"/>TGAAAGTCACTTCTGAAATGAACTAAGTTCAAGGTACCTGCACAAGAAATCCATTTT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AAAATGGCAAGATGAACATTATCAGATCCCAATGGATGTGATCAACAAAACTGCTGT</text:p>
      <text:p text:style-name="Preformatted_20_Text">Masked <text:s text:c="9"/>AATAAAATGGCAAGATGAACATTATCAGATCCCAATGGATGTGATCAACAAAACTGC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CCATCAAGTAGCAAAAAGGAAACACAAGCTTTCTTAAATTCTGTGGGGTTTTGGAGAA</text:p>
      <text:p text:style-name="Preformatted_20_Text">Masked <text:s text:c="9"/>CTCCATCAAGTAGCAAAAAGGAAACACAAGCTTTCTTAAATTCTGTGGGGTTTTGGAGAA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TGCGTATTCTTATTTACAGTCTGATTGTAAACCCTTTAAATCAAGTGACCCAGATGAAGA</text:p>
      <text:p text:style-name="Preformatted_20_Text">Masked <text:s text:c="9"/>TGCGTATTCTTATTTACAGTCTGATTGTAAACCCTTTAAATCAAGTGACCCAGATGA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GTTTCACATGGAGTTCTGAGCAACAGCAATTCTTTGAATAAATTAAACAGGAGATAG</text:p>
      <text:p text:style-name="Preformatted_20_Text">Masked <text:s text:c="9"/>ACAGTTTCACATGGAGTTCTGAGCAACAGCAATTCTTTGAATAAATTAAACAGGAGA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ATGCATTAGTCCTTGAGCCAGTCGAGGCATGACAAGGTGTAAAAAACATGGTCTGCG</text:p>
      <text:p text:style-name="Preformatted_20_Text">Masked <text:s text:c="9"/>TTCATGCATTAGTCCTTGAGCCAGTCGAGGCATGACAAGGTGTAAAAAACATGGTCTGC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CAGCCAGGGAGAATGGCCCCACCTGGAGCCCGTGGCAGGGAGCCTCAGGGGAGATTC</text:p>
      <text:p text:style-name="Preformatted_20_Text">Masked <text:s text:c="9"/>CTGCAGCCAGGGAGAATGGCCCCACCTGGAGCCCGTGGCAGGGAGCCTCAGGGGAGA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CGTCAACCTCTAGTTTTGGAGTCAGGGAAACAGAGGATCTGAGGCCCTCTATACTCCA</text:p>
      <text:p text:style-name="Preformatted_20_Text">Masked <text:s text:c="9"/>GACGTCAACCTCTAGTTTTGGAGTCAGGGAAACAGAGGATCTGAGGCCCTCTATACTC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TGAAAAAAAAATATTGGCAACAAATGAAGGAGTTTGAGCTGTTTTGCAAGTGGTTGGT</text:p>
      <text:p text:style-name="Preformatted_20_Text">Masked <text:s text:c="9"/>CCTGAAAAAAAAATATTGGCAACAAATGAAGGAGTTTGAGCTGTTTTGCAAGTGGTTG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AAAACACAGCTCCTATTGACACGTTGACTGCCCATGCTGGGCTGGACATTCAAAGTG</text:p>
      <text:p text:style-name="Preformatted_20_Text">Masked <text:s text:c="9"/>ACTAAAACACAGCTCCTATTGACACGTTGACTGCCCATGCTGGGCTGGACATTCAAA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GGTCCTCTCTACAAATCATGCAACTGATGAGACCTCTACAAATCATGCAGCTCTGTCT</text:p>
      <text:p text:style-name="Preformatted_20_Text">Masked <text:s text:c="9"/>AGGGTCCTCTCTACAAATCATGCAACTGATGAGACCTCTACAAATCATGCAGCTCTG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AATCCTTTCATTACTCTAACACTAGATTACCACTGATATGAATATTTTGACATGAATA</text:p>
      <text:p text:style-name="Preformatted_20_Text">Masked <text:s text:c="9"/>CTAATCCTTTCATTACTCTAACACTAGATTACCACTGATATGAATATTTTGACATGA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ATGACATGAGATTTCTGTCAAATTCCTTTTGGTCAGCCTCTAAGAGCAGCTGTGATG</text:p>
      <text:p text:style-name="Preformatted_20_Text">Masked <text:s text:c="9"/>TTCATGACATGAGATTTCTGTCAAATTCCTTTTGGTCAGCCTCTAAGAGCAGCTGTG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TGTCTTTATGTAGCAGCCTTCAAGAATAAACAGTAAGAATATGGACATGCCTTAGCC</text:p>
      <text:p text:style-name="Preformatted_20_Text">Masked <text:s text:c="9"/>GATTGTCTTTATGTAGCAGCCTTCAAGAATAAACAGTAAGAATATGGACATGCCTTAG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CACTAGTGCTTTTCTCCTTCCTGCTACTCTTCTCCCCACTACAGTAAGTAGCTAATC</text:p>
      <text:p text:style-name="Preformatted_20_Text">Masked <text:s text:c="9"/>TAACACTAGTGCTTTTCTCCTTCCTGCTACTCTTCTCCCCACTACAGTAAGTAGCTAA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CCTCCACAATCAATATATCCTGTGCAATCAATGAGTTTCATAACAATCCATCCTTTA</text:p>
      <text:p text:style-name="Preformatted_20_Text">Masked <text:s text:c="9"/>TACCCTCCACAATCAATATATCCTGTGCAATCAATGAGTTTCATAACAATCCATCCT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GATGCCCAGCTGACTTACCTTTCAATCTAGCCACAGCTCAGAAAAAAAAATGGCAGT</text:p>
      <text:p text:style-name="Preformatted_20_Text">Masked <text:s text:c="9"/>ATGGATGCCCAGCTGACTTACCTTTCAATCTAGCCACAGCTCAGAAAAAAAAATGGC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AAACAATGGAAAAATGGAAAATATTATTATGGGCCTGCAATCTATCTGATATGCAGCA</text:p>
      <text:p text:style-name="Preformatted_20_Text"><text:soft-page-break/>Masked <text:s text:c="9"/>GTAAACAATGGAAAAATGGAAAATATTATTATGGGCCTGCAATCTATCTGATATGCA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TGCCCGGTGTGCAGCAGCATACCTGGCACGCTGGAAAGCAGGGCTTGCAGCTGGCAC</text:p>
      <text:p text:style-name="Preformatted_20_Text">Masked <text:s text:c="9"/>ATGTGCCCGGTGTGCAGCAGCATACCTGGCACGCTGGAAAGCAGGGCTTGCAGCTGGC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TCAGCATCAAGAAGCCTCTCCCCTCCTCTTCCCCACTTTGTTTGTCCCATCACTAGC</text:p>
      <text:p text:style-name="Preformatted_20_Text">Masked <text:s text:c="9"/>AACTCAGCATCAAGAAGCCTCTCCCCTCCTCTTCCCCACTTTGTTTGTCCCATCACT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TCAGCACTTGGAGCAGAAAGTCTCCTATTTGTCATGGATGGTAGCCACTGTGAGGAG</text:p>
      <text:p text:style-name="Preformatted_20_Text">Masked <text:s text:c="9"/>ACTTCAGCACTTGGAGCAGAAAGTCTCCTATTTGTCATGGATGGTAGCCACTGTGAGG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GCAAAACTAAAATAGACTGATAAATTAGGTTTCTACTTCTCATTTGCACATACCTTG</text:p>
      <text:p text:style-name="Preformatted_20_Text">Masked <text:s text:c="9"/>ACAGCAAAACTAAAATAGACTGATAAATTAGGTTTCTACTTCTCATTTGCACATACC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CCAGCAGATTCAAGTTCATGCAAATAATAGACACAGTAAGCTACTAAATTAATAAGA</text:p>
      <text:p text:style-name="Preformatted_20_Text">Masked <text:s text:c="9"/>TAGCCAGCAGATTCAAGTTCATGCAAATAATAGACACAGTAAGCTACTAAATTAATA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AATGGAAGTAGAAACGGAAATGAGAGGCATAGAAAACAAGCTGCAAAAAAAGGGAAA</text:p>
      <text:p text:style-name="Preformatted_20_Text">Masked <text:s text:c="9"/>TTAAATGGAAGTAGAAACGGAAATGAGAGGCATAGAAAACAAGCTGCAAAAAAAGGG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CCAATCAGACTTTTTTCCACTGAGGGAAATCAAATACTGGGACAGATCTACATGACAG</text:p>
      <text:p text:style-name="Preformatted_20_Text">Masked <text:s text:c="9"/>ATCCAATCAGACTTTTTTCCACTGAGGGAAATCAAATACTGGGACAGATCTACATGA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CATATCCATCCTTGCAGGTAGTCAAAATGCAGTGAAGGAATACTTTGAGTAATTTGG</text:p>
      <text:p text:style-name="Preformatted_20_Text">Masked <text:s text:c="9"/>CATCATATCCATCCTTGCAGGTAGTCAAAATGCAGTGAAGGAATACTTTGAGTAATT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GCACTGTCCGTGTTCTGAGCAGAAAGTTGGACAAGACGACCCACTCTACCTAACTTA</text:p>
      <text:p text:style-name="Preformatted_20_Text">Masked <text:s text:c="9"/>TAAGCACTGTCCGTGTTCTGAGCAGAAAGTTGGACAAGACGACCCACTCTACCTAAC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TGAGGCTGATTTGCAATGAAAGTGATCCCTCCATTAGAGGTCACTGTTGTGCAAGTA</text:p>
      <text:p text:style-name="Preformatted_20_Text">Masked <text:s text:c="9"/>TTCTGAGGCTGATTTGCAATGAAAGTGATCCCTCCATTAGAGGTCACTGTTGTGCAA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GGCATAACACCACAGGAAAAAAAAACACATGTAAAATAATTGCAGAGAGAGTGTGAT</text:p>
      <text:p text:style-name="Preformatted_20_Text">Masked <text:s text:c="9"/>CTGGGCATAACACCACAGGAAAAAAAAACACATGTAAAATAATTGCAGAGAGAGTGTG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GTGAAGTAGTGTTCCCTTCCGTCTGACAGCTGAAAAGTGACACACGTCTTGCTACAGC</text:p>
      <text:p text:style-name="Preformatted_20_Text">Masked <text:s text:c="9"/>GTGTGAAGTAGTGTTCCCTTCCGTCTGACAGCTGAAAAGTGACACACGTCTTGCTAC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GGTGTACAGTGGAAGAGGGGAAACAACCCAACCACATCTCCCAAGTTTCCTAGTTAG</text:p>
      <text:p text:style-name="Preformatted_20_Text">Masked <text:s text:c="9"/>ACAGGTGTACAGTGGAAGAGGGGAAACAACCCAACCACATCTCCCAAGTTTCCTAGT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GTGCCAGCTAGGGGTTAAAAGGGACAGTGCAAGGAGAGCAGAGAGGGGAGTCGTAGG</text:p>
      <text:p text:style-name="Preformatted_20_Text">Masked <text:s text:c="9"/>CATGTGCCAGCTAGGGGTTAAAAGGGACAGTGCAAGGAGAGCAGAGAGGGGAGTCGTAGG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AAAAAAGAAACAAACGAACAAACAAAAACAAAACAAAAACAGAAGAGTAGGACCAGAAGG</text:p>
      <text:p text:style-name="Preformatted_20_Text">Masked <text:s text:c="9"/>NNNNNNNNNNNNNNNNNNNNNNNNNNNNNNNNNNNNNNACAGAAGAGTAGGACCAGAAGG</text:p>
      <text:p text:style-name="Preformatted_20_Text"><text:s text:c="54"/>**********************</text:p>
      <text:p text:style-name="Preformatted_20_Text"/>
      <text:p text:style-name="Preformatted_20_Text">Unmasked <text:s text:c="7"/>AAGGATTCTTTTTTAAAAATAAAATGTGGATATATCAGCTGGCACTCTTAAGCAGATAGA</text:p>
      <text:p text:style-name="Preformatted_20_Text">Masked <text:s text:c="9"/>AAGGATTCTTTTTTAAAAATAAAATGTGGATATATCAGCTGGCACTCTTAAGCAGAT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ATATACTCTCTACAAAAGCCGAAAGGACTTTTTTTGAGGGGAGGGAGGGAGCAGGTTA</text:p>
      <text:p text:style-name="Preformatted_20_Text">Masked <text:s text:c="9"/>GTATATACTCTCTACAAAAGCCGAAAGGACTTTTTTTGAGGGGAGGGAGGGAGCAGG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CACAGATTGACAATCACTTTGAAGCCAGCAAACTTTGTAACCAACCTGCTACCATCT</text:p>
      <text:p text:style-name="Preformatted_20_Text">Masked <text:s text:c="9"/>TATCACAGATTGACAATCACTTTGAAGCCAGCAAACTTTGTAACCAACCTGCTACCA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AGGATTAAAGTTCATTGGTAGTCAAAAAAAAGCCTTTTGAAAGCCCCAAAGATTTGG</text:p>
      <text:p text:style-name="Preformatted_20_Text">Masked <text:s text:c="9"/>ACAAGGATTAAAGTTCATTGGTAGTCAAAAAAAAGCCTTTTGAAAGCCCCAAAGATT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ATAGAAAGGGTGTTAGTATCATGTAAATCTTAGGCAGAAGTGCGTACGTAAATTTTTG</text:p>
      <text:p text:style-name="Preformatted_20_Text">Masked <text:s text:c="9"/>CCATAGAAAGGGTGTTAGTATCATGTAAATCTTAGGCAGAAGTGCGTACGTAAATTT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AAGATTTGTCTCTAAAATCATTTGGATAAAACTGGATTTTCATTTTTAATTATGATT</text:p>
      <text:p text:style-name="Preformatted_20_Text">Masked <text:s text:c="9"/>TTGAAGATTTGTCTCTAAAATCATTTGGATAAAACTGGATTTTCATTTTTAATTATG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CTTTGGTTTGAATTCCTGTGGAAACATTCCTGAAGTTAGTTTATGTTTTGAAATGTTT</text:p>
      <text:p text:style-name="Preformatted_20_Text">Masked <text:s text:c="9"/>GTCTTTGGTTTGAATTCCTGTGGAAACATTCCTGAAGTTAGTTTATGTTTTGAAATG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TTGGGATTGTTATTTAGGCTATGTCATATAGATGTCAAGAACTATACTAGACTAAGA</text:p>
      <text:p text:style-name="Preformatted_20_Text">Masked <text:s text:c="9"/>ATTTTGGGATTGTTATTTAGGCTATGTCATATAGATGTCAAGAACTATACTAGACTA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CATATAAATGACTGTTTTTATTTTTAATTAAACTTCAACATTCTGAACTTAACATTT</text:p>
      <text:p text:style-name="Preformatted_20_Text">Masked <text:s text:c="9"/>AATCATATAAATGACTGTTTTTATTTTTAATTAAACTTCAACATTCTGAACTTAACA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CAGATGCCTAATTTCATTTCTGGCAATCTTATAAGGTGTGTTGGTCACGCTACAAAA</text:p>
      <text:p text:style-name="Preformatted_20_Text">Masked <text:s text:c="9"/>TTCCAGATGCCTAATTTCATTTCTGGCAATCTTATAAGGTGTGTTGGTCACGCTAC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ACACTCACCAAAAAAAAAAAAAAAAAAAAAGTTTTTTAGTATTTTGAAAAGTATCAA</text:p>
      <text:p text:style-name="Preformatted_20_Text">Masked <text:s text:c="9"/>TTCACACTCACCNNNNNNNNNNNNNNNNNNNNNGTTTTTTAGTATTTTGAAAAGTATCAA</text:p>
      <text:p text:style-name="Preformatted_20_Text"><text:s text:c="16"/>************ <text:s text:c="20"/>***************************</text:p>
      <text:p text:style-name="Preformatted_20_Text"/>
      <text:p text:style-name="Preformatted_20_Text">Unmasked <text:s text:c="7"/>AAATATAGTGGTCTTATTTGGCAGACATTGTGATAGGGCACTGGCTGATGGAAGGAAGGA</text:p>
      <text:p text:style-name="Preformatted_20_Text">Masked <text:s text:c="9"/>AAATATAGTGGTCTTATTTGGCAGACATTGTGATAGGGCACTGGCTGATGGAAGGAAG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CAAGGGTTCTGCCCATATGTGCCATAGAAATTATATTCTGTATGTATTTTGCTTGTT</text:p>
      <text:p text:style-name="Preformatted_20_Text">Masked <text:s text:c="9"/>GAACAAGGGTTCTGCCCATATGTGCCATAGAAATTATATTCTGTATGTATTTTGCTT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TCTCTAATCAGCACAGCTGTCCTGAAGAGTGTTCTCCAACCCTCCTTCTCCTCCATTG</text:p>
      <text:p text:style-name="Preformatted_20_Text">Masked <text:s text:c="9"/>CCTCTCTAATCAGCACAGCTGTCCTGAAGAGTGTTCTCCAACCCTCCTTCTCCTCCATTG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TAGCACCAGCTTAAGGGACTTCTAATATGGTCACTCCTCTCATGCTGTTATTCTAATCTT</text:p>
      <text:p text:style-name="Preformatted_20_Text">Masked <text:s text:c="9"/>TAGCACCAGCTTAAGGGACTTCTAATATGGTCACTCCTCTCATGCTGTTATTCTAAT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GTCTCTTTGCATTGCTAGTACAAACATGCTGTTGTGTAACCCCAAGCAGTAAATTAAT</text:p>
      <text:p text:style-name="Preformatted_20_Text">Masked <text:s text:c="9"/>GTGTCTCTTTGCATTGCTAGTACAAACATGCTGTTGTGTAACCCCAAGCAGTAAATT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AGGCTGAAAAGCAGCTCCTTTCCCATGCCTCAGTCTTTCTTTCTTTTTCTTTCCTTGA</text:p>
      <text:p text:style-name="Preformatted_20_Text">Masked <text:s text:c="9"/>CTAGGCTGAAAAGCAGCTCCTTTCCCATGCCTCAGTCTTTCTTTCTTTTTCTTTCCT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TCTTCAATCTGCATCTTTTCAAAGATACATGATACAGAACAGTATTCAGCAGCAAAC</text:p>
      <text:p text:style-name="Preformatted_20_Text">Masked <text:s text:c="9"/>ATATCTTCAATCTGCATCTTTTCAAAGATACATGATACAGAACAGTATTCAGCAGCA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AGGGGATATGGGTGAAGAACTGCTTTCTATATTGAAACTTCACCTTTATGAACTGTA</text:p>
      <text:p text:style-name="Preformatted_20_Text">Masked <text:s text:c="9"/>CTGAGGGGATATGGGTGAAGAACTGCTTTCTATATTGAAACTTCACCTTTATGAACT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AAAAATTGTGGAGATCAATATACAGCATCACAGCTTTTTAGTTAAACAGTTTACAAG</text:p>
      <text:p text:style-name="Preformatted_20_Text">Masked <text:s text:c="9"/>ACAAAAAATTGTGGAGATCAATATACAGCATCACAGCTTTTTAGTTAAACAGTTTAC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AATTGTGTGGTATCCTGTGCCTCGCATCAACACTGAGAAAGTGTTATTTTCTCAGAA</text:p>
      <text:p text:style-name="Preformatted_20_Text">Masked <text:s text:c="9"/>TGGAATTGTGTGGTATCCTGTGCCTCGCATCAACACTGAGAAAGTGTTATTTTCTCA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AACTACTAGCCAAGGTGACTGCACACCATAACAGCACAAGCTCAGTTTTTCTATTGTG</text:p>
      <text:p text:style-name="Preformatted_20_Text">Masked <text:s text:c="9"/>GGAACTACTAGCCAAGGTGACTGCACACCATAACAGCACAAGCTCAGTTTTTCTATT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TTTCCACTGATGTTGTTAAACTGCTTATAGGAGAATTTGCAGAAACTATGCACAGGA</text:p>
      <text:p text:style-name="Preformatted_20_Text">Masked <text:s text:c="9"/>AATTTTCCACTGATGTTGTTAAACTGCTTATAGGAGAATTTGCAGAAACTATGCACAG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GTGGCAAACAAATGATGACTTAGAAATAGAATGCTGCAAGAAAGCGTGCAAGGCTAC</text:p>
      <text:p text:style-name="Preformatted_20_Text">Masked <text:s text:c="9"/>TGAGTGGCAAACAAATGATGACTTAGAAATAGAATGCTGCAAGAAAGCGTGCAAGGC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CTGACATCCAAAACTCTGTTTGCCCAGTAGCAGTAACCTCACACTTCTATCAGACAT</text:p>
      <text:p text:style-name="Preformatted_20_Text">Masked <text:s text:c="9"/>TTACTGACATCCAAAACTCTGTTTGCCCAGTAGCAGTAACCTCACACTTCTATCAGA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TCCTTCCATAAACCCAAACCCTGATCCTGGATTGTCATCTTGCTACTTTATAGTTCA</text:p>
      <text:p text:style-name="Preformatted_20_Text">Masked <text:s text:c="9"/>GCTTCCTTCCATAAACCCAAACCCTGATCCTGGATTGTCATCTTGCTACTTTATAGT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AAACAGGGATCCTAGTCTATTGACTACTTTCTTATAAAACATCTTTAGCTCTGCAAA</text:p>
      <text:p text:style-name="Preformatted_20_Text">Masked <text:s text:c="9"/>CACAAACAGGGATCCTAGTCTATTGACTACTTTCTTATAAAACATCTTTAGCTCTGC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CAATCTTAACTGTATGTCATGGATTGAATCTTTGCCATGTGACAGGCCTAGCCCCC</text:p>
      <text:p text:style-name="Preformatted_20_Text">Masked <text:s text:c="9"/>AAAACAATCTTAACTGTATGTCATGGATTGAATCTTTGCCATGTGACAGGCCTAGCCC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TCCCACCTTTCCCCCTGTGGGAAGCCAGAAGAGTAGTAAGAAGGAGGCATTGTTGCT</text:p>
      <text:p text:style-name="Preformatted_20_Text">Masked <text:s text:c="9"/>TTATCCCACCTTTCCCCCTGTGGGAAGCCAGAAGAGTAGTAAGAAGGAGGCATTGTTGCT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CAATTGAGATAGAAAAAAAACTGCTATACTAAGAATGATGAAGGAATGTGGGATAGTGCA</text:p>
      <text:p text:style-name="Preformatted_20_Text">Masked <text:s text:c="9"/>CAATTGAGATAGAAAAAAAACTGCTATACTAAGAATGATGAAGGAATGTGGGATAGT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TAAAAGGAATAAAGAGTATTAAATCAAACAAATGGGAATGGGAGCAACTCCTAACCT</text:p>
      <text:p text:style-name="Preformatted_20_Text">Masked <text:s text:c="9"/>ATATAAAAGGAATAAAGAGTATTAAATCAAACAAATGGGAATGGGAGCAACTCCTAAC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TGGTGATACAGAGATGAAAAGGGATGTCCTTACATCTGGAAGGACTGCAGCATTTAG</text:p>
      <text:p text:style-name="Preformatted_20_Text">Masked <text:s text:c="9"/>GCTTGGTGATACAGAGATGAAAAGGGATGTCCTTACATCTGGAAGGACTGCAGCATT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AACTGTAGTTCTTTAGCAACTGTCCCAATTGATGGTGATACCTATGGAATGATACCTA</text:p>
      <text:p text:style-name="Preformatted_20_Text">Masked <text:s text:c="9"/>GGAACTGTAGTTCTTTAGCAACTGTCCCAATTGATGGTGATACCTATGGAATGATAC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AAAACCATGACACTGTATCCTGTTGCTGAGTCACATTTCACTATGCTTCGACCTTGA</text:p>
      <text:p text:style-name="Preformatted_20_Text">Masked <text:s text:c="9"/>TGGAAAACCATGACACTGTATCCTGTTGCTGAGTCACATTTCACTATGCTTCGACCT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TGCACTCTCAGCTATCACTCAGTCTCTCTGCACTAACTGAGCTCAAAGAACAGGCTG</text:p>
      <text:p text:style-name="Preformatted_20_Text">Masked <text:s text:c="9"/>TNNNNNNNNNNNNNNNNNNNNNNNNNNNNNNNNNNNNAACTGAGCTCAAAGAACAGGCTG</text:p>
      <text:p text:style-name="Preformatted_20_Text"><text:s text:c="16"/>* <text:s text:c="35"/>***********************</text:p>
      <text:p text:style-name="Preformatted_20_Text"/>
      <text:p text:style-name="Preformatted_20_Text">Unmasked <text:s text:c="7"/>AGAAACAGATATCTGAAAGTCCAACTGCAGAGTCCAGCTGCTAGTCAGCTGATGAGTAAT</text:p>
      <text:p text:style-name="Preformatted_20_Text">Masked <text:s text:c="9"/>AGAAACAGATATCTGAAAGTCCAACTGCAGAGTCCAGCTGCTAGTCAGCTGATGAGT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TACGTGTTTGAAGGCACTGTTCAGCCATATAATAAGCTCACTAATAATTGCTTGTAT</text:p>
      <text:p text:style-name="Preformatted_20_Text">Masked <text:s text:c="9"/>AGCTACGTGTTTGAAGGCACTGTTCAGCCATATAATAAGCTCACTAATAATTGCTTG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AGGCACATTATTCTGCAGTTTAGATATGGAAGAGGTAGCTTCTGAACAGAAACAACTA</text:p>
      <text:p text:style-name="Preformatted_20_Text">Masked <text:s text:c="9"/>GGAGGCACATTATTCTGCAGTTTAGATATGGAAGAGGTAGCTTCTGAACAGAAACAA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GCAAAGCTGAGTCACTGCTGTGTCTCATTTCAAAGTAGTTGATGTAGTGCTAATAGT</text:p>
      <text:p text:style-name="Preformatted_20_Text">Masked <text:s text:c="9"/>CAGGCAAAGCTGAGTCACTGCTGTGTCTCATTTCAAAGTAGTTGATGTAGTGCTAAT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CATCTGTTTTTACCAATTACTTGTATGTGTTCACATAGTTTATAAACTTGAGAGCAG</text:p>
      <text:p text:style-name="Preformatted_20_Text">Masked <text:s text:c="9"/>ATACATCTGTTTTTACCAATTACTTGTATGTGTTCACATAGTTTATAAACTTGAGAG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ATCTATAAAGTCATTAAGTGCTAATGAAGGACAAAATCCATAGAATCATAGAGTCAT</text:p>
      <text:p text:style-name="Preformatted_20_Text">Masked <text:s text:c="9"/>AGAATCTATAAAGTCATTAAGTGCTAATGAAGGACAAAATCCATAGAATNNNNNNNNNNN</text:p>
      <text:p text:style-name="Preformatted_20_Text"><text:s text:c="16"/>************************************************* <text:s text:c="10"/></text:p>
      <text:p text:style-name="Preformatted_20_Text"/>
      <text:p text:style-name="Preformatted_20_Text">Unmasked <text:s text:c="7"/>AGAATCACCAAGGTTGGAAAAGACCTCCAAGATCATCTAGTCTAACCATCCACTTACC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AATATTTTTCTTCTAAAAGTACCTAGCACTTTTCAATTTCCAACATTCATGAGTCAGCT</text:p>
      <text:p text:style-name="Preformatted_20_Text">Masked <text:s text:c="9"/>CAATATTTTTCTTCTAAAAGTACCTAGCACTTTTCAATTTCCAACATTCATGAGTCA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AGATACTAACATCAGCATTAGTTTTCAGGAAGCTTCGCAATGCAAAGGAAAAGAAATT</text:p>
      <text:p text:style-name="Preformatted_20_Text"><text:soft-page-break/>Masked <text:s text:c="9"/>GGAGATACTAACATCAGCATTAGTTTTCAGGAAGCTTCGCAATGCAAAGGAAAAGAA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AGGGTTTCCTAAGAGACAGACAAAAATATACTCTGGTGCTTGAAACTGTAAAATTAG</text:p>
      <text:p text:style-name="Preformatted_20_Text">Masked <text:s text:c="9"/>GAAAGGGTTTCCTAAGAGACAGACAAAAATATACTCTGGTGCTTGAAACTGTAAAAT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CACCTAAAATTAGTTCCTGCTGAGTGCATTTCTCAACCATTGAGAAGTTTGTTATTA</text:p>
      <text:p text:style-name="Preformatted_20_Text">Masked <text:s text:c="9"/>TTCCACCTAAAATTAGTTCCTGCTGAGTGCATTTCTCAACCATTGAGAAGTTTGTTA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GATTAAGGATGTCGTTGAAATTTTTGTAAATACTCCCCACATCAAAGTACTGTACTA</text:p>
      <text:p text:style-name="Preformatted_20_Text">Masked <text:s text:c="9"/>AAAGATTAAGGATGTCGTTGAAATTTTTGTAAATACTCCCCACATCAAAGTACTGTA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GAAAAAAGAAGAGATATTATAGATATCAGAGATTGGTGTTACATGGTATCTCTCTCAA</text:p>
      <text:p text:style-name="Preformatted_20_Text">Masked <text:s text:c="9"/>GTGAAAAAAGAAGAGATATTATAGATATCAGAGATTGGTGTTACATGGTATCTCTCT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GAACATGGTGTTCGGTGAGCTCTACAGTGTAGTTCTTGTTGGAGTTCTTGTTTCTTTG</text:p>
      <text:p text:style-name="Preformatted_20_Text">Masked <text:s text:c="9"/>GTGAACATGGTGTTCGGTGAGCTCTACAGTGTAGTTCTTGTTGGAGTTCTTGTTTCT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TTATTCCTACCATATAAGCAGAAGTAAAGGAGCTTAAAACTGGAAGTAATAGTTTTTC</text:p>
      <text:p text:style-name="Preformatted_20_Text">Masked <text:s text:c="9"/>GGTTATTCCTACCATATAAGCAGAAGTAAAGGAGCTTAAAACTGGAAGTAATAGTTT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CTGTATCCAGGTCGACAGTGAATCAACAGGATTTCAATCTATTTCTTGAAACCTGTG</text:p>
      <text:p text:style-name="Preformatted_20_Text">Masked <text:s text:c="9"/>CTTCTGTATCCAGGTCGACAGTGAATCAACAGGATTTCAATCTATTTCTTGAAACCT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GATACACCAACCAAAAAAAAATACACTTTTTAGCCATGTGACTGCCTTGGAAAGGTG</text:p>
      <text:p text:style-name="Preformatted_20_Text">Masked <text:s text:c="9"/>GATGATACACCAACCAAAAAAAAATACACTTTTTAGCCATGTGACTGCCTTGGAAAG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TGACAAAATAGGCCAAGGTTTCATTGCAACATAAATAACATTCCTATTATATCATTC</text:p>
      <text:p text:style-name="Preformatted_20_Text">Masked <text:s text:c="9"/>ATTTGACAAAATAGGCCAAGGTTTCATTGCAACATAAATAACATTCCTATTATATCA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GTTGAACTGCAAAGCACCGAGTTTTTTAACTTGTCCTTTCTCCTGTCATGTTTTAGAA</text:p>
      <text:p text:style-name="Preformatted_20_Text">Masked <text:s text:c="9"/>AGGTTGAACTGCAAAGCACCGAGTTTTTTAACTTGTCCTTTCTCCTGTCATGTTTTA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AACAACAGTTGTAACATAGCATATATTAAAAGGTTAACATCCTAGACCATGAGAAGA</text:p>
      <text:p text:style-name="Preformatted_20_Text">Masked <text:s text:c="9"/>TACAACAACAGTTGTAACATAGCATATATTAAAAGGTTAACATCCTAGACCATGAGA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CTCTGAAATTGTTAATAGTTCCAGCTAGTGTGTAGTCTTGTGCCTGGAAAGGAATAAC</text:p>
      <text:p text:style-name="Preformatted_20_Text">Masked <text:s text:c="9"/>GACTCTGAAATTGTTAATAGTTCCAGCTAGTGTGTAGTCTTGTGCCTGGAAAGGAAT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AAGTATCAGTACTGGCTGGGACATGATCTGCTGGAGAGGAGCTCTGAGGGAAGGACC</text:p>
      <text:p text:style-name="Preformatted_20_Text">Masked <text:s text:c="9"/>TGCAAGTATCAGTACTGGCTGGGACATGATCTGCTGGAGAGGAGCTCTGNNNNNNNNNNN</text:p>
      <text:p text:style-name="Preformatted_20_Text"><text:s text:c="16"/>************************************************* <text:s text:c="10"/></text:p>
      <text:p text:style-name="Preformatted_20_Text"/>
      <text:p text:style-name="Preformatted_20_Text">Unmasked <text:s text:c="7"/>TGGAGGTCCTGGTGAACAGCAGGTTGGCAATGAGCCATCAGTATGCTCTGGTGGCCAA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<text:soft-page-break/>Unmasked <text:s text:c="7"/>AGGCCAATGGGATCCTGGGGTGCTTAATGCAGGGAGCATGGCCAGCCAGTCAAGGGAGG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ATTCTCCCCCTCTACTCTGCCCTGGTCAGGCCTAACTTGAAGTACTGTAACCAATTC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GCTCCTCAGTACAAAAATGACAGGGATCTCCTGGAGAGAGTCCAGTGGAGGGCTGCAA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ATGATGAAGGGCCTGGAGCATCTCCTCTGTGAGGAAAGGCTGAGCAACCTGGGTCTGT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AGCCTTGAGAAAATAGGACTGAGAGGGGATCTTGTTTATGTTTGTAAGTATCTTAAG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GGGAGTCAAAGGTACATGGCCAACCTCTTTTCAGCGGTCTGTGGGGACAGGACAAG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AAATGGCCATAAACTGGAGCATAGGAAGTTCTGCACCAATATGTGAAGGAACTTCTTT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AGTGAGGGTGACAGAGCACTGGAACAGGCTGCCCAGGGGGGTTGTGGAGTCTCCTTCT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GGAGATATTCAAGACCCACCTGGACGCCTACCTGTGCAGCCTGCTGTAGGGAGCCTAT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TGCAGGGGGTTGGACTTAATGATCTCTGCAGACCTCTTCCAATCCCTACAGTTCTGT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TCTGTGATTATACTAATTAATATTAATTATCACAGAAACTCATGAAAGGGTACAGAGGG</text:p>
      <text:p text:style-name="Preformatted_20_Text">Masked <text:s text:c="9"/>NNNNGTGATTATACTAATTAATATTAATTATCACAGAAACTCATGAAAGGGTACAGAGGG</text:p>
      <text:p text:style-name="Preformatted_20_Text"><text:s text:c="20"/>********************************************************</text:p>
      <text:p text:style-name="Preformatted_20_Text"/>
      <text:p text:style-name="Preformatted_20_Text">Unmasked <text:s text:c="7"/>AGAATGGTGAAAGAATCATGCCGACCAAGAATTCAACTTGAGCCTTCAGTTTTTCTGTTC</text:p>
      <text:p text:style-name="Preformatted_20_Text">Masked <text:s text:c="9"/>AGAATGGTGAAAGAATCATGCCGACCAAGAATTCAACTTGAGCCTTCAGTTTTTCTG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ATGTTTTCAAATTCAGCCATACATGTTACAGGTACTTACTTGAAAGCACCAAAAGTG</text:p>
      <text:p text:style-name="Preformatted_20_Text">Masked <text:s text:c="9"/>TACATGTTTTCAAATTCAGCCATACATGTTACAGGTACTTACTTGAAAGCACCAAAA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ATTGATGTCAGTTGCATATCATGAAAATATTTTTTTGTCTTGACTTTGTCAGGGATT</text:p>
      <text:p text:style-name="Preformatted_20_Text">Masked <text:s text:c="9"/>TGAATTGATGTCAGTTGCATATCATGAAAATATTTTTTTGTCTTGACTTTGTCAGGG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TGACTTTCCAAAATTGATTGTGAACTTTTTTTTTTTTTTTTGTTAAATAAACATCTT</text:p>
      <text:p text:style-name="Preformatted_20_Text">Masked <text:s text:c="9"/>ACTTGACTTTCCAAAATTGATTGTGAACNNNNNNNNNNNNNNNNNNNAAATAAACATCTT</text:p>
      <text:p text:style-name="Preformatted_20_Text"><text:s text:c="16"/>**************************** <text:s text:c="18"/>*************</text:p>
      <text:p text:style-name="Preformatted_20_Text"><text:soft-page-break/></text:p>
      <text:p text:style-name="Preformatted_20_Text">Unmasked <text:s text:c="7"/>TTTAAAGCAAAAGTGGGCTGCTTACCACTAATATGAGTTGGGCACTTGCTACGAAATGTG</text:p>
      <text:p text:style-name="Preformatted_20_Text">Masked <text:s text:c="9"/>TTTAAAGCAAAAGTGGGCTGCTTACCACTAATATGAGTTGGGCACTTGCTACGAAAT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GATATTGCAGTTTTTAATTCAGTGACAAGGAAGAGAAAAAAATCAGTGATAAAAAAC</text:p>
      <text:p text:style-name="Preformatted_20_Text">Masked <text:s text:c="9"/>TCTGATATTGCAGTTTTTAATTCAGTGACAAGGAAGAGAAAAAAATCAGTGATAAAA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ATAACATCAACAAGGCCTAAACTGTTCAGTTCCCAGATATTTTCTTCAAAGTTTTAA</text:p>
      <text:p text:style-name="Preformatted_20_Text">Masked <text:s text:c="9"/>CACATAACATCAACAAGGCCTAAACTGTTCAGTTCCCAGATATTTTCTTCAAAGTTT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AAGAGATTTTGAAGACTAAGGGCCCTTTGCTACCATCTACCCTGGGAAAGCTCACGGT</text:p>
      <text:p text:style-name="Preformatted_20_Text">Masked <text:s text:c="9"/>GGAAGAGATTTTGAAGACTAAGGGCCCTTTGCTACCATCTACCCTGGGAAAGCTCACG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TGAGCTAGGTAGTACCTGAAGAGTCACAGACATTTGCTGCAAGTCTTCTGCTCAGAA</text:p>
      <text:p text:style-name="Preformatted_20_Text">Masked <text:s text:c="9"/>AAATGAGCTAGGTAGTACCTGAAGAGTCACAGACATTTGCTGCAAGTCTTCTGCTCA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GCAAACAGTGAGAGCAGGACCTTGCCTGGAGCTGGGATGTTTTTTAGGAAACACGGGT</text:p>
      <text:p text:style-name="Preformatted_20_Text">Masked <text:s text:c="9"/>GGGCAAACAGTGAGAGCAGGACCTTGCCTGGAGCTGGGATGTTTTTTAGGAAACACGG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TGTTTTGCTTCTCCAAACTAAAAACAGATGAGCTGGCAGGTGTTTAACACGTGAAAA</text:p>
      <text:p text:style-name="Preformatted_20_Text">Masked <text:s text:c="9"/>TTCTGTTTTGCTTCTCCAAACTAAAAACAGATGAGCTGGCAGGTGTTTAACACGTG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GTGAGAAGCTTGCATGCGAAGGCCTGGGGAGCCCAGAGACATCCCCCTCTCCCTCCCA</text:p>
      <text:p text:style-name="Preformatted_20_Text">Masked <text:s text:c="9"/>GGGTGAGAAGCTTGCATGCGAAGGCCTGGGGAGCCCAGAGACATCCCCCTCTCCCTCC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AGTTTGCACAACTGCTGGTGAGTGCTCTGCATGTTCTTGAACATTTTTTTTTCTTCC</text:p>
      <text:p text:style-name="Preformatted_20_Text">Masked <text:s text:c="9"/>CAGAGTTTGCACAACTGCTGGTGAGTGCTCTGCATGTTCTTGAACATTTTTTTTTCTT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GCAGAGGTGGGGAAGGACATGTTGAAGAAAAGGGGAAGTTAGGGGCATTTTGCTAAG</text:p>
      <text:p text:style-name="Preformatted_20_Text">Masked <text:s text:c="9"/>CAGGCAGAGGTGGGGAAGGACATGTTGAAGAAAAGGGGAAGTTAGGGGCATTTTGCT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GTCTGTTCCTCTTGCTTTTCCACTTCTTCTTCCTGCTAGTAACAGCAGCTGGGGGCA</text:p>
      <text:p text:style-name="Preformatted_20_Text">Masked <text:s text:c="9"/>GATGTNNNNNNNNNNNNNNNNNNNNNNNNNNNNNNNNGCTAGTAACAGCAGCTGGGGGCA</text:p>
      <text:p text:style-name="Preformatted_20_Text"><text:s text:c="16"/>***** <text:s text:c="31"/>***********************</text:p>
      <text:p text:style-name="Preformatted_20_Text"/>
      <text:p text:style-name="Preformatted_20_Text">Unmasked <text:s text:c="7"/>TGCTGAGGGGAAAGCCAGGCCAAATAGTTCCCCACCAAACCATTTATACTAGGGTATATG</text:p>
      <text:p text:style-name="Preformatted_20_Text">Masked <text:s text:c="9"/>TGCTGAGGGGAAAGCCAGGCCAAATAGTTCCCCACCAAACCATTTATACTAGGGTAT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GAGGTAATTGAAATAACTTCTTCTGTGTGAAAGCTGCTTCCTCCCTCACGTCCCACC</text:p>
      <text:p text:style-name="Preformatted_20_Text">Masked <text:s text:c="9"/>TGGGAGGTAATTGAAATAACTTCTTCTGTGTGAAAGCTGCTTCCTCCCTCACGTCCCA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TCTGCTGAGGGGGAAGCCAGATCAGCAGATAATCCCCCACTTGACTGCGTATACTCC</text:p>
      <text:p text:style-name="Preformatted_20_Text">Masked <text:s text:c="9"/>ATATCTGCTGAGGGGGAAGCCAGATCAGCAGATAATCCCCCACTTGACTGCGTATACT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TTTCCCACCAAATGCTCCTTTCCCCCACTTCAGGATTCCTCTCTTCTCCTTTTCCTG</text:p>
      <text:p text:style-name="Preformatted_20_Text">Masked <text:s text:c="9"/>TCATTTCCCACCAAATGCTCCTTTCCCCCACTTCAGGATTCCTCTCTTCTCCTTTTCCTG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CTTCCAGGACACAGTAACTACTAAAGGTGGCCACCCCAAGGTCCCAGGACTTTATGCTGG</text:p>
      <text:p text:style-name="Preformatted_20_Text">Masked <text:s text:c="9"/>CTTCCAGGACACAGTAACTACTAAAGGTGGCCACCCCAAGGTCCCAGGACTTTATGC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CAGCCAGCCATAGGACCTTCCCTGGCACTCTGGGTTTGGGAAGGGATAATGCAGAGA</text:p>
      <text:p text:style-name="Preformatted_20_Text">Masked <text:s text:c="9"/>TTCCAGCCAGCCATAGGACCTTCCCTGGCACTCTGGGTTTGGGAAGGGATAATGCAG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CAGAACTGAGGTAGGGCAGGGCAGGGCAGGGAAGGGCCAGGCCAGGCTCTGCTGAGGT</text:p>
      <text:p text:style-name="Preformatted_20_Text">Masked <text:s text:c="9"/>GGCAGAACTGANNNNNNNNNNNNNNNNNNNNNNNNNNNNNNNNNNNNNCTCTGCTGAGGT</text:p>
      <text:p text:style-name="Preformatted_20_Text"><text:s text:c="16"/>*********** <text:s text:c="36"/>************</text:p>
      <text:p text:style-name="Preformatted_20_Text"/>
      <text:p text:style-name="Preformatted_20_Text">Unmasked <text:s text:c="7"/>GCATGGGGGAAACTGAGGGAGCAAAACTTTATGAGGGGAGACAAATGGCTGCCTACTCTT</text:p>
      <text:p text:style-name="Preformatted_20_Text">Masked <text:s text:c="9"/>GCATGGGGGAAACTGAGGGAGCAAAACTTTATGAGGGGAGACAAATGGCTGCCTACT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CAGCTGTCAGAGCTCCTCCACAAAATGCCCTTGCCCAACTCACTGTAGCCCTACCATG</text:p>
      <text:p text:style-name="Preformatted_20_Text">Masked <text:s text:c="9"/>CTCAGCTGTCAGAGCTCCTCCACAAAATGCCCTTGCCCAACTCACTGTAGCCCTACC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CCTCCATCCTCCTTCTTCTTATCTCATTTTCTATAGCCTTCCCCTCACTTACTGATTC</text:p>
      <text:p text:style-name="Preformatted_20_Text">Masked <text:s text:c="9"/>CTCCTCCATCCTCCTTCTTCTTATCTCATTTTCTATAGCCTTCCCCTCACTTACTGA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CAGCTTTCTGCCTTGTATGCCTTACCAAGTGGCCCCCAGGCCTGTGGACAGGACATC</text:p>
      <text:p text:style-name="Preformatted_20_Text">Masked <text:s text:c="9"/>TAGCAGCTTTCTGCCTTGTATGCCTTACCAAGTGGCCCCCAGGCCTGTGGACAGGACA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ACGTTCTCCTTCCTATGAGCCCAGAGCTCACCACTGAAAACGCAGCAGTCAGCTTCA</text:p>
      <text:p text:style-name="Preformatted_20_Text">Masked <text:s text:c="9"/>TGAACGTTCTCCTTCCTATGAGCCCAGAGCTCACCACTGAAAACGCAGCAGTCAGCT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ACATCACCTGCTATTTAGCTCATTAAACCATCTAATCAAGCTGCCAGCTGTGCCAGC</text:p>
      <text:p text:style-name="Preformatted_20_Text">Masked <text:s text:c="9"/>TGCACATCACCTGCTATTTAGCTCATTAAACCATCTAATCAAGCTGCCAGCTGTGCC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GCCCCTCAGCAAGGCATGAACTATGGTGTGTGGGAAGTTAGGGGCGATGTGGTGCAT</text:p>
      <text:p text:style-name="Preformatted_20_Text">Masked <text:s text:c="9"/>TGTGCCCCTCAGCAAGGCATGAACTATGGTGTGTGGGAAGTTAGGGGCGATGTGGTG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AGCATGTCAGGCCTGCTGTCCATCACAGTAGGCCCTGCACTATGAAGAGAGTTTTTC</text:p>
      <text:p text:style-name="Preformatted_20_Text">Masked <text:s text:c="9"/>CTGAGCATGTCAGGCCTGCTGTCCATCACAGTAGGCCCTGCACTATGAAGAGAGTTT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TGCCTGTGGACAGTTTAGTGAAGGCCCAGCATTCCAGTCTACTCCATCTAGAGACAG</text:p>
      <text:p text:style-name="Preformatted_20_Text">Masked <text:s text:c="9"/>TGGTGCCTGTGGACAGTTTAGTGAAGGCCCAGCATTCCAGTCTACTCCATCTAGAGA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CTGCATCCAAACAAAGATTTTGCCTTCAACAAAGAGTTTCTTAGGGTCTGAGCCAAC</text:p>
      <text:p text:style-name="Preformatted_20_Text">Masked <text:s text:c="9"/>GTTCTGCATCCAAACAAAGATTTTGCCTTCAACAAAGAGTTTCTTAGGGTCTGAGCC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GCTCAGGTCAAGCTATAAAAAAGAAGTACTTCTGTCTTTTCAAATGTAAAATTTTTT</text:p>
      <text:p text:style-name="Preformatted_20_Text">Masked <text:s text:c="9"/>AGAGCTCAGGTCAAGCTATAAAAAAGAAGTACTTCTGTCTTTTCAAATGTAAAATT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ACTGCAAGGGCTTTACATCAGCTTTTGATGTTCACTGGAAGACCTATGCTCTGGAAG</text:p>
      <text:p text:style-name="Preformatted_20_Text"><text:soft-page-break/>Masked <text:s text:c="9"/>TGTACTGCAAGGGCTTTACATCAGCTTTTGATGTTCACTGGAAGACCTATGCTCTGG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TGGTCTAGTGCAATGCTTACAGTCAAGCTGTTCCACGAGGCTTGCACATGACTGTGA</text:p>
      <text:p text:style-name="Preformatted_20_Text">Masked <text:s text:c="9"/>GAGTGGTCTAGTGCAATGCTTACAGTCAAGCTGTTCCACGAGGCTTGCACATGACTG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TTTGGAGTACACTGGGCTTTCCTTCATGGCAGAAGCATTTTCTTTACAAAGTTTAAC</text:p>
      <text:p text:style-name="Preformatted_20_Text">Masked <text:s text:c="9"/>CACTTTGGAGTACACTGGGCTTTCCTTCATGGCAGAAGCATTTTCTTTACAAAGTTT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CATGGGAAAGTTCTGTCATCATCTTTTGCGTTCTTTCTTCAGTTTTCAAAATCTGCC</text:p>
      <text:p text:style-name="Preformatted_20_Text">Masked <text:s text:c="9"/>TGGCATGGGAAAGTTCTGTCATCATCTTTTGCGTTCTTTCTTCAGTTTTCAAAATCTG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CATTAATATAAAGAGATCTTGAGATGGTAATAATATTCAACACTTACAAGGTTATAA</text:p>
      <text:p text:style-name="Preformatted_20_Text">Masked <text:s text:c="9"/>TTCCATTAATATAAAGAGATCTTGAGATGGTAATAATATTCAACACTTACAAGGTTA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TTTAATTATGGCAGTCTAAAAGAACCACAGCATCAACTTGATGCACTGTCAGGGAAT</text:p>
      <text:p text:style-name="Preformatted_20_Text">Masked <text:s text:c="9"/>GAATTTAATTATGGCAGTCTAAAAGAACCACAGCATCAACTTGATGCACTGTCAGGG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TGCCTGTCAGCTGTCCACAAATAGTATCTGGGAAGCCCAGCTGTTGCTGTATATGTGA</text:p>
      <text:p text:style-name="Preformatted_20_Text">Masked <text:s text:c="9"/>CCTGCCTGTCAGCTGTCCACAAATAGTATCTGGGAAGCCCAGCTGTTGCTGTATATG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TGCATTTAGACATGAGACAATGACATTAATTTGCTCATGACCACATCAAACTTCTGT</text:p>
      <text:p text:style-name="Preformatted_20_Text">Masked <text:s text:c="9"/>CAGTGCATTTAGACATGAGACAATGACATTAATTTGCTCATGACCACATCAAACTTC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AAATGCTAAAACCGCTTTCAAATATCAACCTTATGGAATTGGAACAGCATACATTTC</text:p>
      <text:p text:style-name="Preformatted_20_Text">Masked <text:s text:c="9"/>CAGAAATGCTAAAACCGCTTTCAAATATCAACCTTATGGAATTGGAACAGCATACAT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GAAGTCTGGCCCCATCTTGCAGACACAAAGATAACACAGACTGCTCTGACAAGAAGTG</text:p>
      <text:p text:style-name="Preformatted_20_Text">Masked <text:s text:c="9"/>AGGAAGTCTGGCCCCATCTTGCAGACACAAAGATAACACAGACTGCTCTGACAAGAA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CAATAAAAACAGAAGCTCCTGCCAGTGTTCATGAATATCAAATTTCTACTGAAAATC</text:p>
      <text:p text:style-name="Preformatted_20_Text">Masked <text:s text:c="9"/>TAGCAATAAAAACAGAAGCTCCTGCCAGTGTTCATGAATATCAAATTTCTACTGAAAA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GTACTTTCCAAAATGACTCTGTAACTGGATCATAGCCATGGCTACCTGTCGTGGGCAG</text:p>
      <text:p text:style-name="Preformatted_20_Text">Masked <text:s text:c="9"/>AGGTACTTTCCAAAATGACTCTGTAACTGGATCATAGCCATGGCTACCTGTCGTGGG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CTGTATGGCACTTGCTCTCAGTACTGACTCCCAGGATTGGCACAGCAGTGCTAAGCA</text:p>
      <text:p text:style-name="Preformatted_20_Text">Masked <text:s text:c="9"/>CAGCTGTATGGCACTTGCTCTCAGTACTGACTCCCAGGATTGGCACAGCAGTGCTAA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CATATTAACTCATTGCCTTGTCTTTTGACTGTGGTAGAATTGTTGAAATGTTATCTCC</text:p>
      <text:p text:style-name="Preformatted_20_Text">Masked <text:s text:c="9"/>GGCATATTAACTCATTGCCTTGTCTTTTGACTGTGGTAGAATTGTTGAAATGTTATCT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GAGCGGCATGAAACTAGATAGACTAACCCTCTGAGAACAAGAACGTGCAACAGATTT</text:p>
      <text:p text:style-name="Preformatted_20_Text">Masked <text:s text:c="9"/>CAGGAGCGGCATGAAACTAGATAGACTAACCCTCTGAGAACAAGAACGTGCAACAGATTT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TCAGCAGGAAAAATACATAATCTCTTCTGCTGAGCCTGGCCTGCCACTAGGTGGCAAAAG</text:p>
      <text:p text:style-name="Preformatted_20_Text">Masked <text:s text:c="9"/>TCAGCAGGAAAAATACATAATCTCTTCTGCTGAGCCTGGCCTGCCACTAGGTGGCAA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CTATGGGAGTTATGAGAAGAGCAGAAGACAGGCTTCTGAGAAAAACTGACTTGTCTTT</text:p>
      <text:p text:style-name="Preformatted_20_Text">Masked <text:s text:c="9"/>ACCTATGGGAGTTATGAGAAGAGCAGAAGACAGGCTTCTGAGAAAAACTGACTTGTC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CAAGCACTCCACGTATCTGCATGCATTTTACGTTACAGATGGAACAACTACCTTCTGA</text:p>
      <text:p text:style-name="Preformatted_20_Text">Masked <text:s text:c="9"/>CTCAAGCACTCCACGTATCTGCATGCATTTTACGTTACAGATGGAACAACTACCTTC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TAGGAAGAGGACTGTCAAGCTTGCTTTATTGATATTAGTGCACCTGTCCAAAGGGGCT</text:p>
      <text:p text:style-name="Preformatted_20_Text">Masked <text:s text:c="9"/>CCTAGGAAGAGGACTGTCAAGCTTGCTTTATTGATATTAGTGCACCTGTCCAAAGGG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CCCTTGAAAATTTTTTAGACATGGTTTAAGAATTACCTGGCCAAAAAAATCATTTCTG</text:p>
      <text:p text:style-name="Preformatted_20_Text">Masked <text:s text:c="9"/>CTCCCTTGAAAATTTTTTAGACATGGTTTAAGAATTACCTGGCCAAAAAAATCATTT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TGTTCATTTCCCAGTCTCCCTCACAATCAGTTCTGCTATGCTATCATGCCTGCTTTG</text:p>
      <text:p text:style-name="Preformatted_20_Text">Masked <text:s text:c="9"/>TATTGTTCATTTCCCAGTCTCCCTCACAATCAGTTCTGCTATGCTATCATGCCTGCT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TCACATTGATCACTAAGATCAATGAAATGAAGCATGCTAAAACAACATGGAAAAAAG</text:p>
      <text:p text:style-name="Preformatted_20_Text">Masked <text:s text:c="9"/>GAGTCACATTGATCACTAAGATCAATGAAATGAAGCATGCTAAAACAACATGGAAAA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TTGGTATTTTTTTTTTCTTAATATAATTTGACCTCTCCAGTTCACAGCATATCAAGA</text:p>
      <text:p text:style-name="Preformatted_20_Text">Masked <text:s text:c="9"/>TTGTTGGTATTTTTTTTTTCTTAATATAATTTGACCTCTCCAGTTCACAGCATATCA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CAACAAAGCCATGGCTTTAACAAGATCATGACTGTGACATTCTTTGTGAGCACTGAT</text:p>
      <text:p text:style-name="Preformatted_20_Text">Masked <text:s text:c="9"/>TTCCAACAAAGCCATGGCTTTAACAAGATCATGACTGTGACATTCTTTGTGAGCACTG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GAAGCTCAAAGCTGTTCAGACAGTTGTGACTGACTACCATACCAGAGTGAAGGACAA</text:p>
      <text:p text:style-name="Preformatted_20_Text">Masked <text:s text:c="9"/>CTGGAAGCTCAAAGCTGTTCAGACAGTTGTGACTGACTACCATACCAGAGTGAAGGA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CAATGTATGAAAGTTACCTTAAAAAATAAACTAGCATCTTAAAGCAGAGCAAGTCAG</text:p>
      <text:p text:style-name="Preformatted_20_Text">Masked <text:s text:c="9"/>CACCAATGTATGAAAGTTACCTTAAAAAATAAACTAGCATCTTAAAGCAGAGCAAGT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GCACTTTTTCCCCCTTTTATCTTTTGTCTATTTATGACAAAATAAATTATTAAGCAGC</text:p>
      <text:p text:style-name="Preformatted_20_Text">Masked <text:s text:c="9"/>AGGCACTTTTTCCCCCTTTTATCTTTTGTCTATTTATGACAAAATAAATTATTAAGC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TTTTCCCAAAGATCTGTGGAAACCAAAATTTGAGTAAATGCTCTGTTAACAAAAAGC</text:p>
      <text:p text:style-name="Preformatted_20_Text">Masked <text:s text:c="9"/>CACTTTTCCCAAAGATCTGTGGAAACCAAAATTTGAGTAAATGCTCTGTTAACAAAA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TAAGTCTGCAGCGATAAATTTTGCACCTGAGAATTTTGGAAAGCCACTGTTATGCTG</text:p>
      <text:p text:style-name="Preformatted_20_Text">Masked <text:s text:c="9"/>ACATAAGTCTGCAGCGATAAATTTTGCACCTGAGAATTTTGGAAAGCCACTGTTATG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TTTAGATGTCAGTTTTGGTCTACACAAATTCTGGAATGGCATGCTTCTGTACAAGAA</text:p>
      <text:p text:style-name="Preformatted_20_Text">Masked <text:s text:c="9"/>AGCTTTAGATGTCAGTTTTGGTCTACACAAATTCTGGAATGGCATGCTTCTGTACAAGAA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GGTACTATCTTTGTTTAATATGTTTGTCATGCTTAAATCTGTGAGGTTGCTATTGCTACT</text:p>
      <text:p text:style-name="Preformatted_20_Text">Masked <text:s text:c="9"/>GGTACTATCTTTGTTTAATATGTTTGTCATGCTTAAATCTGTGAGGTTGCTATTGCT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GCTTCTGTTCTTGCAGAAAATAGAAAAAGGAAAGTACAAAACAGCTCCAGTGTGCTT</text:p>
      <text:p text:style-name="Preformatted_20_Text">Masked <text:s text:c="9"/>TCTGCTTCTGTTCTTGCAGAAAATAGAAAAAGGAAAGTACAAAACAGCTCCAGTGTG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GGCTTGCAGGTCATTCCTTAAAATATTAATTCCTTCAGATTCTTTCTTCAGATTAAA</text:p>
      <text:p text:style-name="Preformatted_20_Text">Masked <text:s text:c="9"/>TCAGGCTTGCAGGTCATTCCTTAAAATATTAATTCCTTCAGATTCTTTCTTCAGATT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AGCTAATTCCCCCAAAGTACTCAGAAACATACTCCACTCTATGTGGAAAAAACAGAG</text:p>
      <text:p text:style-name="Preformatted_20_Text">Masked <text:s text:c="9"/>AATAGCTAATTCCCCCAAAGTACTCAGAAACATACTCCACTCTATGTGGAAAAAACAG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GATCCAGGAAGCTATTGCACCTGCAAGTATAAAATGAATCATATACATTGTAGATGAG</text:p>
      <text:p text:style-name="Preformatted_20_Text">Masked <text:s text:c="9"/>AGGATCCAGGAAGCTATTGCACCTGCAAGTATAAAATGAATCATATACATTGTAGATG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TGTTCACAGCAGTTTTGCAGCCTAAACTCTGATTTTCAGTGTTTTTCTTGCAATTCA</text:p>
      <text:p text:style-name="Preformatted_20_Text">Masked <text:s text:c="9"/>CAGTGTTCACAGCAGTTTTGCAGCCTAAACTCTGATTTTCAGTGTTTTTCTTGCAAT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CTCAGCAGCATTCTATCAATTAGGAATGTCTTTACAACTGTGCAGTGGATGAAAGA</text:p>
      <text:p text:style-name="Preformatted_20_Text">Masked <text:s text:c="9"/>TTTTCTCAGCAGCATTCTATCAATTAGGAATGTCTTTACAACTGTGCAGTGGATGAA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GACAGGAACTGTCTAGCACTCAGAGCTGCAAAGAGGAGCTCATTCTTCGATCACTGT</text:p>
      <text:p text:style-name="Preformatted_20_Text">Masked <text:s text:c="9"/>GAAGACAGGAACTGTCTAGCACTCAGAGCTGCAAAGAGGAGCTCATTCTTCGATCAC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ATTTGCCTGATACTGTGAGCCATACCTTGCAGTAGTGTTTACCAGTGCGAAATGACT</text:p>
      <text:p text:style-name="Preformatted_20_Text">Masked <text:s text:c="9"/>ATGATTTGCCTGATACTGTGAGCCATACCTTGCAGTAGTGTTTACCAGTGCGAAATG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TTGTTACAGATAGCACTGTAAAACAGTTGTGCAGACTGTCAAATAGAATAACAAGTT</text:p>
      <text:p text:style-name="Preformatted_20_Text">Masked <text:s text:c="9"/>ATATTGTTACAGATAGCACTGTAAAACAGTTGTGCAGACTGTCAAATAGAATAACAA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AAGTCCAATCTGCATTAAGATTAATGATAAAAGCTTCATCACCTGTGATATGTATTT</text:p>
      <text:p text:style-name="Preformatted_20_Text">Masked <text:s text:c="9"/>ACAAAGTCCAATCTGCATTAAGATTAATGATAAAAGCTTCATCACCTGTGATATGTA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CAAATAAATCTGATTTTATAAATCAAATACAGGGCACAGCAGAATGAATAGCATGAA</text:p>
      <text:p text:style-name="Preformatted_20_Text">Masked <text:s text:c="9"/>TCACAAATAAATCTGATTTTATAAATCAAATACAGGGCACAGCAGAATGAATAGCAT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TATTGCTCAGAACTGCATTTCTCCCACTAAGAAAAAAAAACATTGATGTAATTTTAA</text:p>
      <text:p text:style-name="Preformatted_20_Text">Masked <text:s text:c="9"/>GAATATTGCTCAGAACTGCATTTCTCCCACTAAGAAAAAAAAACATTGATGTAATTT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TTGTTTTCATTGGCAAGTGACAAATACAGAGAAAGTAGTAGTATTTTTATCTCAAA</text:p>
      <text:p text:style-name="Preformatted_20_Text">Masked <text:s text:c="9"/>AAAATTGTTTTCATTGGCAAGTGACAAATACAGAGAAAGTAGTAGTATTTTTATCTC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GCTTCATCCAACACTCTAGTAGGCTTCTGAACTAGCTAAAATAGAAATGTTTGTAAA</text:p>
      <text:p text:style-name="Preformatted_20_Text">Masked <text:s text:c="9"/>TAAGCTTCATCCAACACTCTAGTAGGCTTCTGAACTAGCTAAAATAGAAATGTTTGTAAA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ACTAGTCCAGAAATCTCAAGCACCTCCAATGCTTTAATTAGACATTCAAAAAATCAAAAA</text:p>
      <text:p text:style-name="Preformatted_20_Text">Masked <text:s text:c="9"/>ACTAGTCCAGAAATCTCAAGCACCTCCAATGCTTTAATTAGACATTCAAAAAATCA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AGGAAGAACCAAACATCTAGTGAAGCTCGAAGAAAAATTTTTTTTCATCTGCGATCT</text:p>
      <text:p text:style-name="Preformatted_20_Text">Masked <text:s text:c="9"/>ATGAGGAAGAACCAAACATCTAGTGAAGCTCGAAGAAAAATTTTTTTTCATCTGCGA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TACCATGCAGAGCTCCAGAAACTTCACTAAGCTGTATTTAGCAGAGGATTCTGCCTT</text:p>
      <text:p text:style-name="Preformatted_20_Text">Masked <text:s text:c="9"/>CATTACCATGCAGAGCTCCAGAAACTTCACTAAGCTGTATTTAGCAGAGGATTCTGC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TTGGATTTATCTTCAGCACAAACACAGGTTTGGAGTTTCTCATAAAGCTCATTTTCT</text:p>
      <text:p text:style-name="Preformatted_20_Text">Masked <text:s text:c="9"/>ATGTTGGATTTATCTTCAGCACAAACACAGGTTTGGAGTTTCTCATAAAGCTCATTT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TATCTGTATTGATACAGATTATCCTATATCATACTTTAAAGTCTTTGATTTGTGCAG</text:p>
      <text:p text:style-name="Preformatted_20_Text">Masked <text:s text:c="9"/>CTGTATCTGTATTGATACAGATTATCCTATATCATACTTTAAAGTCTTTGATTTGTG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ACTGAGAGGCAAAAGGGTAAAAAAAAAGTATGATCATAATTTAAAAACAACAACAAC</text:p>
      <text:p text:style-name="Preformatted_20_Text">Masked <text:s text:c="9"/>TAAACTGAGAGGCAAAAGGGTAAAAAAAAAGTATGATCATAATTTAAAAACAACAAC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AACTCTGTTAAAGCAAAAGCTTTAGAAAAAATTGGCCAGCAGAATGTCTTGAGAAAC</text:p>
      <text:p text:style-name="Preformatted_20_Text">Masked <text:s text:c="9"/>GAAAACTCTGTTAAAGCAAAAGCTTTAGAAAAAATTGGCCAGCAGAATGTCTTGAGA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TGGAAAGAGCGGGAGGAAAGAAATGTGTTAGCTGACATCTTCAGTTGATGAGTAGGA</text:p>
      <text:p text:style-name="Preformatted_20_Text">Masked <text:s text:c="9"/>TACTGGAAAGAGCGGGAGGAAAGAAATGTGTTAGCTGACATCTTCAGTTGATGAGTAG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GATGCAGTGATTCTTGTTGGCAGCAGGTGGTTAGACTTCATGACCCAAAAGGTCCAC</text:p>
      <text:p text:style-name="Preformatted_20_Text">Masked <text:s text:c="9"/>ATGGATGCAGTGATTCTTGTTGGCAGCAGGTGGTTAGACTTCATGACCCAAAAGGTCC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ATTTCTTTAAGTTTTTAATTCCCGCAAATATTTCCTTGAGTATTGTTCTGTAAAATT</text:p>
      <text:p text:style-name="Preformatted_20_Text">Masked <text:s text:c="9"/>ATGATTTCTTTAAGTTTTTAATTCCCGCAAATATTTCCTTGAGTATTGTTCTGTAAA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GCTTGTACATACCAATGTAGCTTCATGGGACTGCAGTATGTTGTAAATGCAATGCTG</text:p>
      <text:p text:style-name="Preformatted_20_Text">Masked <text:s text:c="9"/>CAAGCTTGTACATACCAATGTAGCTTCATGGGACTGCAGTATGTTGTAAATGCAATG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CTGACACTGCTCTTAGATATCATGCAATGAATATAGCTGGTGGCAGCAGCCAAGCAG</text:p>
      <text:p text:style-name="Preformatted_20_Text">Masked <text:s text:c="9"/>AAGCTGACACTGCTCTTAGATATCATGCAATGAATATAGCTGGTGGCAGCAGCCAAG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GAACACATTTTAGTTCCCTTTTCCTCTGCCACTTCTTGCCTAATATCCTGAGGACAG</text:p>
      <text:p text:style-name="Preformatted_20_Text">Masked <text:s text:c="9"/>TCTGAACACATTTTAGTTCCCTTTTCCTCTGCCACTTCTTGCCTAATATCCTGAGGA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CTTTTTTCTACTGGTCATGATAATGAAAACCACAAGCAAAGTCTCTCTTAGGCAAAC</text:p>
      <text:p text:style-name="Preformatted_20_Text">Masked <text:s text:c="9"/>CAGCTTTTTTCTACTGGTCATGATAATGAAAACCACAAGCAAAGTCTCTCTTAGGCA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CTCTGAGAACTCCTCTTAGCAAACACAATAGGCTGCTAATGTGACAGACTCCGTGGG</text:p>
      <text:p text:style-name="Preformatted_20_Text"><text:soft-page-break/>Masked <text:s text:c="9"/>GCTCTCTGAGAACTCCTCTTAGCAAACACAATAGGCTGCTAATGTGACAGACTCCGTG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TCTCATTGAGGGATCCTGTTTTTCTGCTTGCATCAAAATATTGGAGAGCTTTGGGAA</text:p>
      <text:p text:style-name="Preformatted_20_Text">Masked <text:s text:c="9"/>TTGTCTCATTGAGGGATCCTGTTTTTCTGCTTGCATCAAAATATTGGAGAGCTTTGG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CCAGGTAAATTGTTGTACTTGTTTGTCTTATAAATAAAAGTGCAAAGTTCAAGAAAAA</text:p>
      <text:p text:style-name="Preformatted_20_Text">Masked <text:s text:c="9"/>GTCCAGGTAAATTGTTGTACTTGTTTGTCTTATAAATAAAAGTGCAAAGTTCAAGA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TATAAACAGAGCAAGATATTATATATGACCTCGTATAAGTGGAAATTCTAATTGTAA</text:p>
      <text:p text:style-name="Preformatted_20_Text">Masked <text:s text:c="9"/>AAATATAAACAGAGCAAGATATTATATATGACCTCGTATAAGTGGAAATTCTAATTG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TTTCTTGCAACTAGTTGTCCAGCTGAAAAGTTGCCAAGTTGATGAAACTGTCTTTTC</text:p>
      <text:p text:style-name="Preformatted_20_Text">Masked <text:s text:c="9"/>AATTTTCTTGCAACTAGTTGTCCAGCTGAAAAGTTGCCAAGTTGATGAAACTGTCTT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CTCAAAGGTTTGTGTTTGGTTGCCTGAGTTTTTACTAAAAGCAGCCCTACTTTGAGT</text:p>
      <text:p text:style-name="Preformatted_20_Text">Masked <text:s text:c="9"/>TCTCTCAAAGGTTTGTGTTTGGTTGCCTGAGTTTTTACTAAAAGCAGCCCTACTTTG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CATTTGCATGTTGAAGACTAAGAGAAATGAGGGGCAATTAAAGGCCACTATTTTCTAG</text:p>
      <text:p text:style-name="Preformatted_20_Text">Masked <text:s text:c="9"/>GACATTTGCATGTTGAAGACTAAGAGAAATGAGGGGCAATTAAAGGCCACTATTTTC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GAATCATAAATCATCTAGCTACAACTCAGCTTAATCTTTTTGTATTATTTGTGTCTG</text:p>
      <text:p text:style-name="Preformatted_20_Text">Masked <text:s text:c="9"/>ACAGAATCATAAATCATCTAGCTACAACTCAGCTTAATCTTTTTGTATTATTTGTGT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GTTTGGAGTTGTTGTTTTTTTTTTTTACATATATCATACTCAGGATTGAGATATCAG</text:p>
      <text:p text:style-name="Preformatted_20_Text">Masked <text:s text:c="9"/>TTGGTTTGGAGTTGTTGTTTTTTTTTTTTACATATATCATACTCAGGATTGAGATAT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GAGTAAGTATTTGTTTGTAGTGGGTCATGGAAGGTATATTTCTTTCCAGCAGAGCTT</text:p>
      <text:p text:style-name="Preformatted_20_Text">Masked <text:s text:c="9"/>TGTGAGTAAGTATTTGTTTGTAGTGGGTCATGGAAGGTATATTTCTTTCCAGCAGAG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AACAGTATTTACTGGCTTAACACTGCACAAAATGTCCTTAAAAATCATATGGGATCT</text:p>
      <text:p text:style-name="Preformatted_20_Text">Masked <text:s text:c="9"/>CAGAACAGTATTTACTGGCTTAACACTGCACAAAATGTCCTTAAAAATCATATGGGA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AACTCTACAATTAGTTGTATGAACTTTTCAGTGGCAAGAAATTGAGCTTTCTTTTCT</text:p>
      <text:p text:style-name="Preformatted_20_Text">Masked <text:s text:c="9"/>TGAAACTCTACAATTAGTTGTATGAACTTTTCAGTGGCAAGAAATTGAGCTTTCTTT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GATTCAGGCAAGTTATATTAGCTTTAGTAGAATAATCAGAGTCAAATTAAAGATTCT</text:p>
      <text:p text:style-name="Preformatted_20_Text">Masked <text:s text:c="9"/>TGAGATTCAGGCAAGTTATATTAGCTTTAGTAGAATAATCAGAGTCAAATTAAAGAT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AAGGTTGTTGCTGTGTAAGAATGGAGTGGAAGAATTATATTGTTCTCATTTTTCTGC</text:p>
      <text:p text:style-name="Preformatted_20_Text">Masked <text:s text:c="9"/>TATAAGGTTGTTGCTGTGTAAGAATGGAGTGGAAGAATTATATTGTTCTCATTTTTC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ATTAGGATTTGCTTTTAGGATTGCGCGAAAGATGAGAAAACATTACAAGAGAGGGAC</text:p>
      <text:p text:style-name="Preformatted_20_Text">Masked <text:s text:c="9"/>AACATTAGGATTTGCTTTTAGGATTGCGCGAAAGATGAGAAAACATTACAAGAGAGGGAC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AAAAGAGGTTTAGTGGAATACACAATGGAAAAGATACAGAATACAGTGTGGTCAGGTTGT</text:p>
      <text:p text:style-name="Preformatted_20_Text">Masked <text:s text:c="9"/>AAAAGAGGTTTAGTGGAATACACAATGGAAAAGATACAGAATACAGTGTGGTCAGGT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AAGTTTGACAACCACATGTCTGTGTTAATGTGCTACTTTTGTCTGCTGGCATCAAATA</text:p>
      <text:p text:style-name="Preformatted_20_Text">Masked <text:s text:c="9"/>CTAAGTTTGACAACCACATGTCTGTGTTAATGTGCTACTTTTGTCTGCTGGCATCAA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AAAAGATTTTATCAAGAAGACATAGAGGCTGTTGGCCTTTCTCCAAGGAATCCCAT</text:p>
      <text:p text:style-name="Preformatted_20_Text">Masked <text:s text:c="9"/>TTTTAAAAGATTTTATCAAGAAGACATAGAGGCTGTTGGCCTTTCTCCAAGGAATCC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TTTCCATCTATCCTGTCCATCCTAAAGGTCTGCCTTTCAAAAAAAGCAAAGAGAATA</text:p>
      <text:p text:style-name="Preformatted_20_Text">Masked <text:s text:c="9"/>AGATTTCCATCTATCCTGTCCATCCTAAAGGTCTGCCTTTCAAAAAAAGCAAAGAGA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GCCCGCCCTTTCAGCACTTCCCATCTGAAATATAGATATAGAAATATAGGCTCATTA</text:p>
      <text:p text:style-name="Preformatted_20_Text">Masked <text:s text:c="9"/>ACTGCCCGCCCTTTCAGCACTTCCCATCTGAAATATAGATATAGAAATATAGGCTCA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CTGCAATCATTGTATCTGCCATTCTTTCTATTTGAGCAGATGCTGTCTTCCTGCTTGT</text:p>
      <text:p text:style-name="Preformatted_20_Text">Masked <text:s text:c="9"/>CTCTGCAATCATTGTATCTGCCATTCTTTCTATTTGAGCAGATGCTGTCTTCCTGCT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CACACTTCTGCTATGTACGTGTGTAGGTATAGAATAGTGCAATATCTTGACTATTG</text:p>
      <text:p text:style-name="Preformatted_20_Text">Masked <text:s text:c="9"/>TTTTCACACTTCTGCTATGTACGTGTGTAGGTATAGAATAGTGCAATATCTTGACTA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AACATTTCCAAATGTTGAAGTCATAATCAAAAGAAGCCTTATTTAACTAGTTATTACA</text:p>
      <text:p text:style-name="Preformatted_20_Text">Masked <text:s text:c="9"/>CCAACATTTCCAAATGTTGAAGTCATAATCAAAAGAAGCCTTATTTAACTAGTTATT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AGAATCAAGACAAGCATCTTGGAAATTATTTGTCTCTTCTGGAAATAAAAAAAGTGC</text:p>
      <text:p text:style-name="Preformatted_20_Text">Masked <text:s text:c="9"/>ACTAGAATCAAGACAAGCATCTTGGAAATTATTTGTCTCTTCTGGAAATAAAAAAAG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ACAATGGTAATTTCGAAATCTCTCTGTCTGGAAAAGGAAATAGTCAAGCAAAATTTA</text:p>
      <text:p text:style-name="Preformatted_20_Text">Masked <text:s text:c="9"/>TGTACAATGGTAATTTCGAAATCTCTCTGTCTGGAAAAGGAAATAGTCAAGCAAAAT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TTAATTTAGAACAGCACTGGGATTTTATGCAAACAGCTAAACTCCCACAATCCTTTA</text:p>
      <text:p text:style-name="Preformatted_20_Text">Masked <text:s text:c="9"/>TCATTAATTTAGAACAGCACTGGGATTTTATGCAAACAGCTAAACTCCCACAATCCT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TCTGTAGAACATAAATTAGGCTTTTATGTTTCCAACTGTTTTTTCAGATCTGTATTT</text:p>
      <text:p text:style-name="Preformatted_20_Text">Masked <text:s text:c="9"/>ACTTCTGTAGAACATAAATTAGGCTTTTATGTTTCCAACTGTTTTTTCAGATCTGTA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CTTTAATTTGCATTAGTCATTTTCTTTACCTTTTTTTTTCCCGTACCTTATGCATTAT</text:p>
      <text:p text:style-name="Preformatted_20_Text">Masked <text:s text:c="9"/>ATCTTTAATTTGCATTAGTCATTTTCTTTACCTTTTTTTTTCCCGTACCTTATGCAT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CTTGTCCATGGATTACAGCTCAGTTCCTTCAGAGGTTAGCAGCTTTTGTGATTTTTTC</text:p>
      <text:p text:style-name="Preformatted_20_Text">Masked <text:s text:c="9"/>ATCTTGTCCATGGATTACAGCTCAGTTCCTTCAGAGGTTAGCAGCTTTTGTGATTTT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ATAACAGAGTTCATAAGTATGCACACTTTTATTCTTAAGATGATAGTTCTGTCAACT</text:p>
      <text:p text:style-name="Preformatted_20_Text">Masked <text:s text:c="9"/>ACAATAACAGAGTTCATAAGTATGCACACTTTTATTCTTAAGATGATAGTTCTGTCAACT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TTCTTTTGTTACTTTCTAGAAAACTCACCAATATTTGATTCTGTTTCAATACTATGAGTT</text:p>
      <text:p text:style-name="Preformatted_20_Text">Masked <text:s text:c="9"/>TTCTTTTGTTACTTTCTAGAAAACTCACCAATATTTGATTCTGTTTCAATACTATGA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CAAAAACCTGCTTAAACCCTATCATTTGTTAATAGAAATAAAAAGATGTGAGAAGCA</text:p>
      <text:p text:style-name="Preformatted_20_Text">Masked <text:s text:c="9"/>TTTCAAAAACCTGCTTAAACCCTATCATTTGTTAATAGAAATAAAAAGATGTGAGAA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GAGTTTTTTTCCCTTATAAACCAGATCTATATGCCTTTTGAAGAACCGTACAATTC</text:p>
      <text:p text:style-name="Preformatted_20_Text">Masked <text:s text:c="9"/>AAAAGAGTTTTTTTCCCTTATAAACCAGATCTATATGCCTTTTGAAGAACCGTACAA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GTACAGTCTACAGTAACACACATTTTATTTGCTGAACTAAAAATTGTACGCACACAT</text:p>
      <text:p text:style-name="Preformatted_20_Text">Masked <text:s text:c="9"/>CTTGTACAGTCTACAGTAACACACATTTTATTTGCTGAACTAAAAATTGTACGCACA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CTGTTGCCTTCATTGATCCAGTGTTGCTATTTACTCGAAGAAAAAGCAACCACAAGG</text:p>
      <text:p text:style-name="Preformatted_20_Text">Masked <text:s text:c="9"/>CTGCTGTTGCCTTCATTGATCCAGTGTTGCTATTTACTCGAAGAAAAAGCAACCACA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AAGCTGAAGTGAAATACTCTTTTGGCTTCATCAAGATGGAAATGAAATAATATATATT</text:p>
      <text:p text:style-name="Preformatted_20_Text">Masked <text:s text:c="9"/>GGAAGCTGAAGTGAAATACTCTTTTGGCTTCATCAAGATGGAAATGAAATAATATAT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GCCAAAGCAAAATAAAGGTGTTTGTTTTGTTTTGTTTTGTTTTGTTTTGTTTTGTTT</text:p>
      <text:p text:style-name="Preformatted_20_Text">Masked <text:s text:c="9"/>TACGCCAAAGCAAAATAAAGGTGNNNNNNNNNNNNNNNNNNNNNNNNNNNNNNNNNNNNN</text:p>
      <text:p text:style-name="Preformatted_20_Text"><text:s text:c="16"/>*********************** <text:s text:c="36"/></text:p>
      <text:p text:style-name="Preformatted_20_Text"/>
      <text:p text:style-name="Preformatted_20_Text">Unmasked <text:s text:c="7"/>TGTTTTGTTTTGTTTTGTTTTGTTTTTAATCAGGCTGCCAGTTCAGACTGACAATTTTAG</text:p>
      <text:p text:style-name="Preformatted_20_Text">Masked <text:s text:c="9"/>NNNNNNNNNNNNNNNNNNNNNNNNNNTAATCAGGCTGCCAGTTCAGACTGACAATTTTAG</text:p>
      <text:p text:style-name="Preformatted_20_Text"><text:s text:c="42"/>**********************************</text:p>
      <text:p text:style-name="Preformatted_20_Text"/>
      <text:p text:style-name="Preformatted_20_Text">Unmasked <text:s text:c="7"/>AGAAAATTCAGGAAAAATAGATTTGGAATTTTTATTTTTATTGTGTTGTCTTTATACTGT</text:p>
      <text:p text:style-name="Preformatted_20_Text">Masked <text:s text:c="9"/>AGAAAATTCAGGAAAAATAGATTTGGANNNNNNNNNNNNNNNNNNNNNNNNNNNNNNNNN</text:p>
      <text:p text:style-name="Preformatted_20_Text"><text:s text:c="16"/>*************************** <text:s text:c="32"/></text:p>
      <text:p text:style-name="Preformatted_20_Text"/>
      <text:p text:style-name="Preformatted_20_Text">Unmasked <text:s text:c="7"/>TATTTTGGACAACAAATGTATAGTTATGTTGTAAATAATGGAGAATTGCACTTGTTTACA</text:p>
      <text:p text:style-name="Preformatted_20_Text">Masked <text:s text:c="9"/>NNNNNNGGACAACAAATGTATAGTTATGTTGTAAATAATGGAGAATTGCACTTGTTTACA</text:p>
      <text:p text:style-name="Preformatted_20_Text"><text:s text:c="22"/>******************************************************</text:p>
      <text:p text:style-name="Preformatted_20_Text"/>
      <text:p text:style-name="Preformatted_20_Text">Unmasked <text:s text:c="7"/>TTGAAATGTAAATGTAATCTACTCTTTGAAGAATTCTGTACAAATGTATCTTCATATCTC</text:p>
      <text:p text:style-name="Preformatted_20_Text">Masked <text:s text:c="9"/>TTGAAATGTAAATGTAATCTACTCTTTGAAGAATTCTGTACAAATGTATCTTCATAT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GGGTTCTATCTGGAGGAACTGGAAAATGGGAAAGCACGCTTACACAAATCTCCTTGA</text:p>
      <text:p text:style-name="Preformatted_20_Text">Masked <text:s text:c="9"/>TGTGGGTTCTATCTGGAGGAACTGGAAAATGGGAAAGCACGCTTACACAAATCTCCT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ACACATGAGAACCAAAACCAGAGTATTTTTGTAGGTATGAGTCAAACACATTTAAAT</text:p>
      <text:p text:style-name="Preformatted_20_Text">Masked <text:s text:c="9"/>TCTACACATGAGAACCAAAACCAGAGTATTTTTGTAGGTATGAGTCAAACACATTTA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TCCATCTCCTTGCAAAGAAATTGTTACTGTGTACCTTGTGTTGCTTCCAGTTCAGTT</text:p>
      <text:p text:style-name="Preformatted_20_Text">Masked <text:s text:c="9"/>GCATCCATCTCCTTGCAAAGAAATTGTTACTGTGTACCTTGTGTTGCTTCCAGTTCA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ATGGTGAAAGCATAGAAATATTTTGTACAGAGTTTCCTAAGAGAATGCAAACAGAAA</text:p>
      <text:p text:style-name="Preformatted_20_Text">Masked <text:s text:c="9"/>CAGATGGTGAAAGCATAGAAATATTTTGTACAGAGTTTCCTAAGAGAATGCAAACAGAAA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GTTCAGAATATTACCTAAGTACTTCTTGCATGAGACTCCTCTGTCTAACATGCACTTTGC</text:p>
      <text:p text:style-name="Preformatted_20_Text">Masked <text:s text:c="9"/>GTTCAGAATATTACCTAAGTACTTCTTGCATGAGACTCCTCTGTCTAACATGCACTT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TCGGGTAGGAAAGATGGGGTAAACTTAATCCAATTTCACAATCTGTTCAAGTTCCTG</text:p>
      <text:p text:style-name="Preformatted_20_Text">Masked <text:s text:c="9"/>ACTTCGGGTAGGAAAGATGGGGTAAACTTAATCCAATTTCACAATCTGTTCAAGTTC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CATTAAGTACAACATATTGTATGTGCTAATGGAAAAGGTAACTGCTGTGACTTCTGG</text:p>
      <text:p text:style-name="Preformatted_20_Text">Masked <text:s text:c="9"/>TTTCATTAAGTACAACATATTGTATGTGCTAATGGAAAAGGTAACTGCTGTGACTTC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GGGAAATGCAGAAACAGCAGAGATCACCAATAAAAGATTCTCTTTACCCTAGTTTTC</text:p>
      <text:p text:style-name="Preformatted_20_Text">Masked <text:s text:c="9"/>GAAGGGAAATGCAGAAACAGCAGAGATCACCAATAAAAGATTCTCTTTACCCTAGTT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CTGTCTACCTGAACAGTTAGATTGCAGCTTAGAATCCTCAGTACGGCTCCTGTTATA</text:p>
      <text:p text:style-name="Preformatted_20_Text">Masked <text:s text:c="9"/>CATCTGTCTACCTGAACAGTTAGATTGCAGCTTAGAATCCTCAGTACGGCTCCTGTT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TATTTAATCAGGAAATGATTATATATATTACAGAGAAGCAGAAAGATTTCTCAGTTT</text:p>
      <text:p text:style-name="Preformatted_20_Text">Masked <text:s text:c="9"/>AATTATTTAATCAGGAAATGATTATATATATTACAGAGAAGCAGAAAGATTTCTCAG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ACTCTCCTTCGATTCTTAGAGCGCTACCCTCACTACTTAGCTCACTGTGAGTGAGAG</text:p>
      <text:p text:style-name="Preformatted_20_Text">Masked <text:s text:c="9"/>CTTACTCTCCTTCGATTCTTAGAGCGCTACCCTCACTACTTAGCTCACTGTGAGTGAG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GTTATGTTGCTGATTGTAAGCCCCTCTATGTCTCCAGGAGCTCATTTTTTATGAGCTT</text:p>
      <text:p text:style-name="Preformatted_20_Text">Masked <text:s text:c="9"/>AGGTTATGTTGCTGATTGTAAGCCCCTCTATGTCTCCAGGAGCTCATTTTTTATGAG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ACATCTGTTTGACAAGGACAAGGTTTGAAATCTATTCACCAGGAAGACTTTTTTTTAA</text:p>
      <text:p text:style-name="Preformatted_20_Text">Masked <text:s text:c="9"/>GTACATCTGTTTGACAAGGACAAGGTTTGAAATCTATTCACCAGGAAGACTTTTTTT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ATATATATTGATGTTGGTAGTCCTTGCAGAAAATAAACAGCCCTAACAGGGCAGTA</text:p>
      <text:p text:style-name="Preformatted_20_Text">Masked <text:s text:c="9"/>AAAAATATATATTGATGTTGGTAGTCCTTGCAGAAAATAAACAGCCCTAACAGGGCA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GGATTGTTTAAAGCCTTTGAAAGCCTGTATGAATGTAATTGATCTCGTTATTGCCAAT</text:p>
      <text:p text:style-name="Preformatted_20_Text">Masked <text:s text:c="9"/>GTGGATTGTTTAAAGCCTTTGAAAGCCTGTATGAATGTAATTGATCTCGTTATTGCC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GAAATATATAGAAAAGTTCTCAGAAAGTGCACATCACAACAAGAAAACTTTCTTGAA</text:p>
      <text:p text:style-name="Preformatted_20_Text">Masked <text:s text:c="9"/>ATAGAAATATATAGAAAAGTTCTCAGAAAGTGCACATCACAACAAGAAAACTTTCTT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CATATTTCCAACTTCCGAAAAGTTTACATGCTGAATGTCTCTTATCCCAAACATTCA</text:p>
      <text:p text:style-name="Preformatted_20_Text">Masked <text:s text:c="9"/>AGCCATATTTCCAACTTCCGAAAAGTTTACATGCTGAATGTCTCTTATCCCAAACAT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TACTGTAGCTTAGTACAGAACGCTTTCCTTAATTACAAATGGAAGAAATTGCAGAAG</text:p>
      <text:p text:style-name="Preformatted_20_Text">Masked <text:s text:c="9"/>CATTACTGTAGCTTAGTACAGAACGCTTTCCTTAATTACAAATGGAAGAAATTGCAG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CAATTTATTCCTATAACTTTCAGAAGAAATAAGCTTTTGAGATGGCCAAGCTATTGA</text:p>
      <text:p text:style-name="Preformatted_20_Text"><text:soft-page-break/>Masked <text:s text:c="9"/>AATCAATTTATTCCTATAACTTTCAGAAGAAATAAGCTTTTGAGATGGCCAAGCTAT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GACTGTCATTTACAAGTTCTGAATACTTAAAACACCGTATTTATGATGGTTTAGATT</text:p>
      <text:p text:style-name="Preformatted_20_Text">Masked <text:s text:c="9"/>TTAGACTGTCATTTACAAGTTCTGAATACTTAAAACACCGTATTTATGATGGTTTAG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ATACAGAAGTTAAAAAACAAAGAAACAATTAAAAAAAAAACAACAAACATTAGTCCT</text:p>
      <text:p text:style-name="Preformatted_20_Text">Masked <text:s text:c="9"/>TATATACAGAAGTTNNNNNNNNNNNNNNNNNNNNNNNNNNNNNNNNNNNNCATTAGTCCT</text:p>
      <text:p text:style-name="Preformatted_20_Text"><text:s text:c="16"/>************** <text:s text:c="35"/>**********</text:p>
      <text:p text:style-name="Preformatted_20_Text"/>
      <text:p text:style-name="Preformatted_20_Text">Unmasked <text:s text:c="7"/>GATTCGAGAGAGATCAAAGGCAGAAGTTTTGTTATTCTTTCTGGCATTGAAATTAGCCTA</text:p>
      <text:p text:style-name="Preformatted_20_Text">Masked <text:s text:c="9"/>GATTCGAGAGAGATCAAAGGCAGAAGTTTTGTTATTCTTTCTGGCATTGAAATTAGC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TTCTCATTATGTGGGTAAAATCAGTGCTTTGTGAGGTTTTATGGGAGAAATCTTGAA</text:p>
      <text:p text:style-name="Preformatted_20_Text">Masked <text:s text:c="9"/>ATTTTCTCATTATGTGGGTAAAATCAGTGCTTTGTGAGGTTTTATGGGAGAAATCTT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TTAGTGATATATATATATATGTATCTATGCAGTGTAACTGTGTGTGTCTGAGCGTAT</text:p>
      <text:p text:style-name="Preformatted_20_Text">Masked <text:s text:c="9"/>TGATTAGTGNNNNNNNNNNNNNNNNNNNNNNNNNNNNNNNNNNNNNNNNNNNNNNNNNNN</text:p>
      <text:p text:style-name="Preformatted_20_Text"><text:s text:c="16"/>********* <text:s text:c="50"/></text:p>
      <text:p text:style-name="Preformatted_20_Text"/>
      <text:p text:style-name="Preformatted_20_Text">Unmasked <text:s text:c="7"/>GTACAGCAACCAGCAGTAGATAGCTTAAGCCTGATAATCTCCATAGTAAATGTGTACTTC</text:p>
      <text:p text:style-name="Preformatted_20_Text">Masked <text:s text:c="9"/>NNNCAGCAACCAGCAGTAGATAGCTTAAGCCTGATAATCTCCATAGTAAATGTGTACTTC</text:p>
      <text:p text:style-name="Preformatted_20_Text"><text:s text:c="19"/>*********************************************************</text:p>
      <text:p text:style-name="Preformatted_20_Text"/>
      <text:p text:style-name="Preformatted_20_Text">Unmasked <text:s text:c="7"/>CTCCCTTTCCTACAAGAGAAAAAGAGATAACTGAGTACACTGGAGATAGGTTTCATACTG</text:p>
      <text:p text:style-name="Preformatted_20_Text">Masked <text:s text:c="9"/>CTCCCTTTCCTACAAGAGAAAAAGAGATAACTGAGTACACTGGAGATAGGTTTCATA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GGCTGCTTTTCTTTTAAGTAGCTCTGTAGTAAAATGCAATTTGGAAAGACTGAATT</text:p>
      <text:p text:style-name="Preformatted_20_Text">Masked <text:s text:c="9"/>TTTTGGCTGCTTTTCTTTTAAGTAGCTCTGTAGTAAAATGCAATTTGGAAAGACTGA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TGGTGATATTGAAAGAATGGGAAAGTTAACTTTATGTTGTAGAGGTCACAAGTGAAA</text:p>
      <text:p text:style-name="Preformatted_20_Text">Masked <text:s text:c="9"/>TCTTGGTGATATTGAAAGAATGGGAAAGTTAACTTTATGTTGTAGAGGTCACAAGTG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ACTCCAACATGTCAGGAAATTCATAACATGATAAAACCAAACAGAAGGCAAAAGGAGT</text:p>
      <text:p text:style-name="Preformatted_20_Text">Masked <text:s text:c="9"/>CTACTCCAACATGTCAGGAAATTCATAACATGATAAAACCAAACAGAAGGCAAAAGG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CAACCACAGTTCAGAAGATCTTGTTAATGAAGTTAAAAAATTACTGAACGCTCACTG</text:p>
      <text:p text:style-name="Preformatted_20_Text">Masked <text:s text:c="9"/>AGACAACCACAGTTCAGAAGATCTTGTTAATGAAGTTAAAAAATTACTGAACGCTCA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CCGTATTGGCTGAAGATGCAGTTCACTTGTTGATCTTATTCTAAAATGTTTTTTCAG</text:p>
      <text:p text:style-name="Preformatted_20_Text">Masked <text:s text:c="9"/>AAACCGTATTGGCTGAAGATGCAGTTCACTTGTTGATCTTATTCTAAAATGTTTTTT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CATTATGTACTGTACTGGATAGTGATGATCTTTGTTCCAAACAAAGAATTTAGAGCAG</text:p>
      <text:p text:style-name="Preformatted_20_Text">Masked <text:s text:c="9"/>ACCATTATGTACTGTACTGGATAGTGATGATCTTTGTTCCAAACAAAGAATTTAGAG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CCAGCTATAACATCCCTGCTTCACAACGTTAGTTTTAGATTTTGACCTTCCTGCATA</text:p>
      <text:p text:style-name="Preformatted_20_Text">Masked <text:s text:c="9"/>TTCCCAGCTATAACATCCCTGCTTCACAACGTTAGTTTTAGATTTTGACCTTCCTGCATA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AAATGGATCTCACTTAGTACAAGATATGAATCAGTTCTGACACCACTGTCTGCTGGCAAA</text:p>
      <text:p text:style-name="Preformatted_20_Text">Masked <text:s text:c="9"/>AAATGGATCTCACTTAGTACAAGATATGAATCAGTTCTGACACCACTGTCTGCTGGC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GAGCAGCCCCTGCTGCTGGTGACAACTATAACACAAGAGTGGACCCAAGCCATTGTGGT</text:p>
      <text:p text:style-name="Preformatted_20_Text">Masked <text:s text:c="9"/>CGAGCAGCCCCTGCTGCTGGTGACAACTATAACACAAGAGTGGACCCAAGCCATTGTG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GACCACCTCACTTCCCTTTGCTCAGATCTTTCACTGCACTGTGTAACAACTGCACTGA</text:p>
      <text:p text:style-name="Preformatted_20_Text">Masked <text:s text:c="9"/>GTGACCACCTCACTTCCCTTTGCTCAGATCTTTCACTGCACTGTGTAACAACTGCAC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CAAACTGTATTCAGCTTTTGTTCTCAGTTCATATTGAAGGCTGATCCTGAAAGGTCTT</text:p>
      <text:p text:style-name="Preformatted_20_Text">Masked <text:s text:c="9"/>ATCAAACTGTATTCAGCTTTTGTTCTCAGTTCATATTGAAGGCTGATCCTGAAAGGT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TAGAGCTGTCCAGTTAAAACATTTCCTAATGAAACTGAGTTTTACCCAGTTTGAACT</text:p>
      <text:p text:style-name="Preformatted_20_Text">Masked <text:s text:c="9"/>AAATAGAGCTGTCCAGTTAAAACATTTCCTAATGAAACTGAGTTTTACCCAGTTTGA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TATCTTTTTCCTTTTCTCTTTCTTTCTTCCAGTATTTTTGCTTACTGTCATTTCTTC</text:p>
      <text:p text:style-name="Preformatted_20_Text">Masked <text:s text:c="9"/>GTTTATCTTTTTCCTTTTCTCTTTCTTTCTTCCAGTATTTTTGCTTACTGTCATTTC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TTTTACTCCATCAATTTTCACTTTCAGTCCACCCATGTACAGTGTTTATCAGATACA</text:p>
      <text:p text:style-name="Preformatted_20_Text">Masked <text:s text:c="9"/>CAATTTTACTCCATCAATTTTCACTTTCAGTCCACCCATGTACAGTGTTTATCAGAT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TGGAGAACAGAAACAAGGACAAAGCAGGGGAAGGTGGAGAGCAGTAGGGAAGCAAAT</text:p>
      <text:p text:style-name="Preformatted_20_Text">Masked <text:s text:c="9"/>AAATGGAGAACAGAAACAAGGACAAAGCAGGGGAAGGTGGAGAGCAGTAGGGAAGCA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TGAGAAGGGAAAGAAAATCTGACACCCAATCTCTCCAAAACAGAAGACTTTCTGTTT</text:p>
      <text:p text:style-name="Preformatted_20_Text">Masked <text:s text:c="9"/>TGCTGAGAAGGGAAAGAAAATCTGACACCCAATCTCTCCAAAACAGAAGACTTTCTG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</text:p>
      <text:p text:style-name="Preformatted_20_Text">Masked <text:s text:c="9"/>A</text:p>
      <text:p text:style-name="P1"><text:s text:c="16"/>*</text:p>
      <text:p text:style-name="Horizontal_20_Line"><text:bookmark text:name="clustalw.dnd"/></text:p>
      <text:p text:style-name="Preformatted_20_Text"><text:a xlink:type="simple" xlink:href="https://www.genome.jp/tools-bin/pushfile?220404233134Biaka+clustalw.dnd" text:style-name="Internet_20_link" text:visited-style-name="Visited_20_Internet_20_Link">clustalw.dnd</text:a></text:p>
      <text:p text:style-name="Preformatted_20_Text"/>
      <text:p text:style-name="P1">(Unmasked:0.04506,Masked:0.04506);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4T20:04:43.667733290</meta:creation-date>
    <dc:date>2022-04-08T12:55:34.668000552</dc:date>
    <meta:editing-duration>PT18M18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38" meta:paragraph-count="1663" meta:word-count="2773" meta:character-count="124903" meta:non-whitespace-character-count="103323"/>
  </office:meta>
</office:document-meta>
</file>